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D9D9D9"/>
    </style:style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3">
            <text:p>Sweep Line</text:p>
          </table:table-cell>
          <table:table-cell table:number-columns-repeated="2" table:style-name="ce3"/>
          <table:table-cell office:value-type="string" table:style-name="ce4">
            <text:p>Před opravením duplicitních bodů</text:p>
          </table:table-cell>
          <table:table-cell table:number-columns-repeated="7" table:style-name="ce3"/>
          <table:table-cell table:style-name="ce1"/>
          <table:table-cell office:value-type="string" table:style-name="ce1">
            <text:p>Sweep Lin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3">
            <text:p>Náhodná množina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Náhodná množina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style-name="ce1"/>
          <table:table-cell table:style-name="ce3"/>
          <table:table-cell office:value-type="float" office:value="1000" table:style-name="ce3">
            <text:p>1000</text:p>
          </table:table-cell>
          <table:table-cell office:value-type="float" office:value="2500" table:style-name="ce3">
            <text:p>25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25000" table:style-name="ce3">
            <text:p>25000</text:p>
          </table:table-cell>
          <table:table-cell office:value-type="float" office:value="50000" table:style-name="ce3">
            <text:p>50000</text:p>
          </table:table-cell>
          <table:table-cell office:value-type="float" office:value="100000" table:style-name="ce3">
            <text:p>100000</text:p>
          </table:table-cell>
          <table:table-cell office:value-type="float" office:value="250000" table:style-name="ce3">
            <text:p>250000</text:p>
          </table:table-cell>
          <table:table-cell office:value-type="float" office:value="500000" table:style-name="ce3">
            <text:p>500000</text:p>
          </table:table-cell>
          <table:table-cell office:value-type="float" office:value="1000000" table:style-name="ce3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3E-2" table:style-name="ce1">
            <text:p>0.023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.161" table:style-name="ce1">
            <text:p>1.161</text:p>
          </table:table-cell>
          <table:table-cell office:value-type="float" office:value="0.19900000000000001" table:style-name="ce1">
            <text:p>0.1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1.6E-2" table:style-name="ce1">
            <text:p>0.01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439" table:style-name="ce1">
            <text:p>0.439</text:p>
          </table:table-cell>
          <table:table-cell office:value-type="float" office:value="1.0760000000000001" table:style-name="ce1">
            <text:p>1.076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3.1E-2" table:style-name="ce3">
            <text:p>0.031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0.19900000000000001" table:style-name="ce3">
            <text:p>0.199</text:p>
          </table:table-cell>
          <table:table-cell office:value-type="float" office:value="0.40400000000000003" table:style-name="ce3">
            <text:p>0.404</text:p>
          </table:table-cell>
          <table:table-cell office:value-type="float" office:value="0.83199999999999996" table:style-name="ce3">
            <text:p>0.8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2.2680000000000002E-2" table:style-name="ce2">
            <text:p>0.023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7.8839999999999993E-2" table:style-name="ce2">
            <text:p>0.079</text:p>
          </table:table-cell>
          <table:table-cell office:value-type="float" office:value="0.21492000000000003" table:style-name="ce2">
            <text:p>0.215</text:p>
          </table:table-cell>
          <table:table-cell office:value-type="float" office:value="0.43632000000000004" table:style-name="ce2">
            <text:p>0.436</text:p>
          </table:table-cell>
          <table:table-cell office:value-type="float" office:value="0.89856000000000003" table:style-name="ce2">
            <text:p>0.899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.03" table:style-name="ce1">
            <text:p>0.03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.262" table:style-name="ce1">
            <text:p>1.262</text:p>
          </table:table-cell>
          <table:table-cell office:value-type="float" office:value="4.0430000000000001" table:style-name="ce1">
            <text:p>4.04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4.7E-2" table:style-name="ce1">
            <text:p>0.047</text:p>
          </table:table-cell>
          <table:table-cell office:value-type="float" office:value="7.8E-2" table:style-name="ce1">
            <text:p>0.078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1.6E-2" table:style-name="ce3">
            <text:p>0.016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.04" table:style-name="ce3">
            <text:p>0.04</text:p>
          </table:table-cell>
          <table:table-cell office:value-type="float" office:value="7.8E-2" table:style-name="ce3">
            <text:p>0.078</text:p>
          </table:table-cell>
          <table:table-cell office:value-type="float" office:value="0.187" table:style-name="ce3">
            <text:p>0.187</text:p>
          </table:table-cell>
          <table:table-cell office:value-type="float" office:value="0.39200000000000002" table:style-name="ce3">
            <text:p>0.392</text:p>
          </table:table-cell>
          <table:table-cell office:value-type="float" office:value="0.85899999999999999" table:style-name="ce3">
            <text:p>0.85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08E-3" table:style-name="ce2">
            <text:p>0.001</text:p>
          </table:table-cell>
          <table:table-cell office:value-type="float" office:value="2.16E-3" table:style-name="ce2">
            <text:p>0.002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1.728E-2" table:style-name="ce2">
            <text:p>0.017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4.3200000000000002E-2" table:style-name="ce2">
            <text:p>0.043</text:p>
          </table:table-cell>
          <table:table-cell office:value-type="float" office:value="8.4240000000000009E-2" table:style-name="ce2">
            <text:p>0.084</text:p>
          </table:table-cell>
          <table:table-cell office:value-type="float" office:value="0.20196" table:style-name="ce2">
            <text:p>0.202</text:p>
          </table:table-cell>
          <table:table-cell office:value-type="float" office:value="0.42336000000000007" table:style-name="ce2">
            <text:p>0.423</text:p>
          </table:table-cell>
          <table:table-cell office:value-type="float" office:value="0.9277200000000001" table:style-name="ce2">
            <text:p>0.928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4E-2" table:style-name="ce1">
            <text:p>0.024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.2110000000000001" table:style-name="ce1">
            <text:p>1.211</text:p>
          </table:table-cell>
          <table:table-cell office:value-type="float" office:value="4.3090000000000002" table:style-name="ce1">
            <text:p>4.30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.4E-2" table:style-name="ce1">
            <text:p>0.094</text:p>
          </table:table-cell>
          <table:table-cell office:value-type="float" office:value="0.218" table:style-name="ce1">
            <text:p>0.21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1.0149999999999999" table:style-name="ce1">
            <text:p>1.015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3.1E-2" table:style-name="ce3">
            <text:p>0.031</text:p>
          </table:table-cell>
          <table:table-cell office:value-type="float" office:value="7.8E-2" table:style-name="ce3">
            <text:p>0.078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41" table:style-name="ce3">
            <text:p>0.41</text:p>
          </table:table-cell>
          <table:table-cell office:value-type="float" office:value="0.81499999999999995" table:style-name="ce3">
            <text:p>0.8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08E-3" table:style-name="ce2">
            <text:p>0.001</text:p>
          </table:table-cell>
          <table:table-cell office:value-type="float" office:value="1.08E-3" table:style-name="ce2">
            <text:p>0.001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" table:style-name="ce2">
            <text:p>0.000</text:p>
          </table:table-cell>
          <table:table-cell office:value-type="float" office:value="1.8360000000000001E-2" table:style-name="ce2">
            <text:p>0.018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8.4240000000000009E-2" table:style-name="ce2">
            <text:p>0.084</text:p>
          </table:table-cell>
          <table:table-cell office:value-type="float" office:value="0.21924000000000002" table:style-name="ce2">
            <text:p>0.219</text:p>
          </table:table-cell>
          <table:table-cell office:value-type="float" office:value="0.44280000000000003" table:style-name="ce2">
            <text:p>0.443</text:p>
          </table:table-cell>
          <table:table-cell office:value-type="float" office:value="0.88019999999999998" table:style-name="ce2">
            <text:p>0.880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1.204" table:style-name="ce1">
            <text:p>1.204</text:p>
          </table:table-cell>
          <table:table-cell office:value-type="float" office:value="0.21299999999999999" table:style-name="ce1">
            <text:p>0.21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E-3" table:style-name="ce1">
            <text:p>0.002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7E-2" table:style-name="ce1">
            <text:p>0.0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219" table:style-name="ce1">
            <text:p>0.219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.92" table:style-name="ce1">
            <text:p>0.92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3.1E-2" table:style-name="ce3">
            <text:p>0.03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7600000000000002" table:style-name="ce3">
            <text:p>0.276</text:p>
          </table:table-cell>
          <table:table-cell office:value-type="float" office:value="0.39700000000000002" table:style-name="ce3">
            <text:p>0.397</text:p>
          </table:table-cell>
          <table:table-cell office:value-type="float" office:value="0.82099999999999995" table:style-name="ce3">
            <text:p>0.82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.000</text:p>
          </table:table-cell>
          <table:table-cell office:value-type="float" office:value="2.16E-3" table:style-name="ce2">
            <text:p>0.002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728E-2" table:style-name="ce2">
            <text:p>0.017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7.5600000000000014E-2" table:style-name="ce2">
            <text:p>0.076</text:p>
          </table:table-cell>
          <table:table-cell office:value-type="float" office:value="0.29808000000000007" table:style-name="ce2">
            <text:p>0.298</text:p>
          </table:table-cell>
          <table:table-cell office:value-type="float" office:value="0.42876000000000003" table:style-name="ce2">
            <text:p>0.429</text:p>
          </table:table-cell>
          <table:table-cell office:value-type="float" office:value="0.88668000000000002" table:style-name="ce2">
            <text:p>0.887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4E-2" table:style-name="ce1">
            <text:p>0.02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378" table:style-name="ce1">
            <text:p>0.378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4.7530000000000001" table:style-name="ce1">
            <text:p>4.7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4E-2" table:style-name="ce1">
            <text:p>0.09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438" table:style-name="ce1">
            <text:p>0.438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3.1E-2" table:style-name="ce3">
            <text:p>0.031</text:p>
          </table:table-cell>
          <table:table-cell office:value-type="float" office:value="6.8000000000000005E-2" table:style-name="ce3">
            <text:p>0.068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55200000000000005" table:style-name="ce3">
            <text:p>0.552</text:p>
          </table:table-cell>
          <table:table-cell office:value-type="float" office:value="0.82599999999999996" table:style-name="ce3">
            <text:p>0.8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1.728E-2" table:style-name="ce2">
            <text:p>0.017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7.3440000000000005E-2" table:style-name="ce2">
            <text:p>0.073</text:p>
          </table:table-cell>
          <table:table-cell office:value-type="float" office:value="0.21060000000000001" table:style-name="ce2">
            <text:p>0.211</text:p>
          </table:table-cell>
          <table:table-cell office:value-type="float" office:value="0.59616000000000013" table:style-name="ce2">
            <text:p>0.596</text:p>
          </table:table-cell>
          <table:table-cell office:value-type="float" office:value="0.89207999999999998" table:style-name="ce2">
            <text:p>0.892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0.375" table:style-name="ce1">
            <text:p>0.375</text:p>
          </table:table-cell>
          <table:table-cell office:value-type="float" office:value="1.175" table:style-name="ce1">
            <text:p>1.175</text:p>
          </table:table-cell>
          <table:table-cell office:value-type="float" office:value="0.24" table:style-name="ce1">
            <text:p>0.2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88800000000000001" table:style-name="ce1">
            <text:p>0.888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7999999999999999E-2" table:style-name="ce3">
            <text:p>0.018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1E-2" table:style-name="ce3">
            <text:p>0.03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0.247" table:style-name="ce3">
            <text:p>0.247</text:p>
          </table:table-cell>
          <table:table-cell office:value-type="float" office:value="0.38500000000000001" table:style-name="ce3">
            <text:p>0.385</text:p>
          </table:table-cell>
          <table:table-cell office:value-type="float" office:value="0.84199999999999997" table:style-name="ce3">
            <text:p>0.84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08E-3" table:style-name="ce2">
            <text:p>0.001</text:p>
          </table:table-cell>
          <table:table-cell office:value-type="float" office:value="2.16E-3" table:style-name="ce2">
            <text:p>0.002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9439999999999999E-2" table:style-name="ce2">
            <text:p>0.019</text:p>
          </table:table-cell>
          <table:table-cell office:value-type="float" office:value="6.4800000000000005E-3" table:style-name="ce2">
            <text:p>0.006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6.5880000000000008E-2" table:style-name="ce2">
            <text:p>0.066</text:p>
          </table:table-cell>
          <table:table-cell office:value-type="float" office:value="0.26676" table:style-name="ce2">
            <text:p>0.267</text:p>
          </table:table-cell>
          <table:table-cell office:value-type="float" office:value="0.41580000000000006" table:style-name="ce2">
            <text:p>0.416</text:p>
          </table:table-cell>
          <table:table-cell office:value-type="float" office:value="0.90936000000000006" table:style-name="ce2">
            <text:p>0.909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7E-2" table:style-name="ce1">
            <text:p>0.02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1.323" table:style-name="ce1">
            <text:p>1.323</text:p>
          </table:table-cell>
          <table:table-cell office:value-type="float" office:value="0.21299999999999999" table:style-name="ce1">
            <text:p>0.21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E-3" table:style-name="ce1">
            <text:p>0.0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.89900000000000002" table:style-name="ce1">
            <text:p>0.899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.0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0.28100000000000003" table:style-name="ce3">
            <text:p>0.281</text:p>
          </table:table-cell>
          <table:table-cell office:value-type="float" office:value="0.39600000000000002" table:style-name="ce3">
            <text:p>0.396</text:p>
          </table:table-cell>
          <table:table-cell office:value-type="float" office:value="0.91" table:style-name="ce3">
            <text:p>0.9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08E-3" table:style-name="ce2">
            <text:p>0.001</text:p>
          </table:table-cell>
          <table:table-cell office:value-type="float" office:value="1.08E-3" table:style-name="ce2">
            <text:p>0.001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0" table:style-name="ce2">
            <text:p>0.000</text:p>
          </table:table-cell>
          <table:table-cell office:value-type="float" office:value="2.1600000000000001E-2" table:style-name="ce2">
            <text:p>0.022</text:p>
          </table:table-cell>
          <table:table-cell office:value-type="float" office:value="5.2920000000000009E-2" table:style-name="ce2">
            <text:p>0.053</text:p>
          </table:table-cell>
          <table:table-cell office:value-type="float" office:value="8.3159999999999998E-2" table:style-name="ce2">
            <text:p>0.083</text:p>
          </table:table-cell>
          <table:table-cell office:value-type="float" office:value="0.30348000000000003" table:style-name="ce2">
            <text:p>0.303</text:p>
          </table:table-cell>
          <table:table-cell office:value-type="float" office:value="0.42768000000000006" table:style-name="ce2">
            <text:p>0.428</text:p>
          </table:table-cell>
          <table:table-cell office:value-type="float" office:value="0.98280000000000012" table:style-name="ce2">
            <text:p>0.983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32" table:style-name="ce1">
            <text:p>0.32</text:p>
          </table:table-cell>
          <table:table-cell office:value-type="float" office:value="1.1459999999999999" table:style-name="ce1">
            <text:p>1.146</text:p>
          </table:table-cell>
          <table:table-cell office:value-type="float" office:value="3.9569999999999999" table:style-name="ce1">
            <text:p>3.95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.01" table:style-name="ce1">
            <text:p>0.01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22" table:style-name="ce1">
            <text:p>0.22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90200000000000002" table:style-name="ce1">
            <text:p>0.902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1E-2" table:style-name="ce3">
            <text:p>0.031</text:p>
          </table:table-cell>
          <table:table-cell office:value-type="float" office:value="6.3E-2" table:style-name="ce3">
            <text:p>0.063</text:p>
          </table:table-cell>
          <table:table-cell office:value-type="float" office:value="0.27900000000000003" table:style-name="ce3">
            <text:p>0.279</text:p>
          </table:table-cell>
          <table:table-cell office:value-type="float" office:value="0.41199999999999998" table:style-name="ce3">
            <text:p>0.412</text:p>
          </table:table-cell>
          <table:table-cell office:value-type="float" office:value="0.91700000000000004" table:style-name="ce3">
            <text:p>0.91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1.728E-2" table:style-name="ce2">
            <text:p>0.017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6.8040000000000003E-2" table:style-name="ce2">
            <text:p>0.068</text:p>
          </table:table-cell>
          <table:table-cell office:value-type="float" office:value="0.30132000000000003" table:style-name="ce2">
            <text:p>0.301</text:p>
          </table:table-cell>
          <table:table-cell office:value-type="float" office:value="0.44496000000000002" table:style-name="ce2">
            <text:p>0.445</text:p>
          </table:table-cell>
          <table:table-cell office:value-type="float" office:value="0.99036000000000013" table:style-name="ce2">
            <text:p>0.990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7E-2" table:style-name="ce1">
            <text:p>0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1.3480000000000001" table:style-name="ce1">
            <text:p>1.348</text:p>
          </table:table-cell>
          <table:table-cell office:value-type="float" office:value="4.6260000000000003" table:style-name="ce1">
            <text:p>4.62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9.4E-2" table:style-name="ce1">
            <text:p>0.094</text:p>
          </table:table-cell>
          <table:table-cell office:value-type="float" office:value="0.218" table:style-name="ce1">
            <text:p>0.218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.89100000000000001" table:style-name="ce1">
            <text:p>0.891</text:p>
          </table:table-cell>
          <table:table-cell table:style-name="ce1"/>
          <table:table-cell office:value-type="float" office:value="9" table:style-name="ce3">
            <text:p>9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3.1E-2" table:style-name="ce3">
            <text:p>0.031</text:p>
          </table:table-cell>
          <table:table-cell office:value-type="float" office:value="7.8E-2" table:style-name="ce3">
            <text:p>0.078</text:p>
          </table:table-cell>
          <table:table-cell office:value-type="float" office:value="0.189" table:style-name="ce3">
            <text:p>0.189</text:p>
          </table:table-cell>
          <table:table-cell office:value-type="float" office:value="0.41899999999999998" table:style-name="ce3">
            <text:p>0.419</text:p>
          </table:table-cell>
          <table:table-cell office:value-type="float" office:value="0.84499999999999997" table:style-name="ce3">
            <text:p>0.8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8E-3" table:style-name="ce2">
            <text:p>0.001</text:p>
          </table:table-cell>
          <table:table-cell office:value-type="float" office:value="2.16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728E-2" table:style-name="ce2">
            <text:p>0.017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8.4240000000000009E-2" table:style-name="ce2">
            <text:p>0.084</text:p>
          </table:table-cell>
          <table:table-cell office:value-type="float" office:value="0.20412000000000002" table:style-name="ce2">
            <text:p>0.204</text:p>
          </table:table-cell>
          <table:table-cell office:value-type="float" office:value="0.45252000000000003" table:style-name="ce2">
            <text:p>0.453</text:p>
          </table:table-cell>
          <table:table-cell office:value-type="float" office:value="0.91260000000000008" table:style-name="ce2">
            <text:p>0.913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01" table:style-name="ce1">
            <text:p>0.01</text:p>
          </table:table-cell>
          <table:table-cell office:value-type="float" office:value="2.3E-2" table:style-name="ce1">
            <text:p>0.02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.153" table:style-name="ce1">
            <text:p>1.153</text:p>
          </table:table-cell>
          <table:table-cell office:value-type="float" office:value="4.16" table:style-name="ce1">
            <text:p>4.1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7E-2" table:style-name="ce1">
            <text:p>0.047</text:p>
          </table:table-cell>
          <table:table-cell office:value-type="float" office:value="0.109" table:style-name="ce1">
            <text:p>0.10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0.95399999999999996" table:style-name="ce1">
            <text:p>0.95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6.3E-2" table:style-name="ce3">
            <text:p>0.063</text:p>
          </table:table-cell>
          <table:table-cell office:value-type="float" office:value="0.185" table:style-name="ce3">
            <text:p>0.185</text:p>
          </table:table-cell>
          <table:table-cell office:value-type="float" office:value="0.41099999999999998" table:style-name="ce3">
            <text:p>0.411</text:p>
          </table:table-cell>
          <table:table-cell office:value-type="float" office:value="0.82" table:style-name="ce3">
            <text:p>0.8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3.7800000000000007E-2" table:style-name="ce2">
            <text:p>0.038</text:p>
          </table:table-cell>
          <table:table-cell office:value-type="float" office:value="6.8040000000000003E-2" table:style-name="ce2">
            <text:p>0.068</text:p>
          </table:table-cell>
          <table:table-cell office:value-type="float" office:value="0.19980000000000001" table:style-name="ce2">
            <text:p>0.200</text:p>
          </table:table-cell>
          <table:table-cell office:value-type="float" office:value="0.44388" table:style-name="ce2">
            <text:p>0.444</text:p>
          </table:table-cell>
          <table:table-cell office:value-type="float" office:value="0.88560000000000005" table:style-name="ce2">
            <text:p>0.886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3">
            <text:p>Sweep Line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Sweep Lin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3">
            <text:p>Grid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Grid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style-name="ce1"/>
          <table:table-cell table:style-name="ce3"/>
          <table:table-cell office:value-type="float" office:value="1000" table:style-name="ce3">
            <text:p>1000</text:p>
          </table:table-cell>
          <table:table-cell office:value-type="float" office:value="2500" table:style-name="ce3">
            <text:p>25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25000" table:style-name="ce3">
            <text:p>25000</text:p>
          </table:table-cell>
          <table:table-cell office:value-type="float" office:value="50000" table:style-name="ce3">
            <text:p>50000</text:p>
          </table:table-cell>
          <table:table-cell office:value-type="float" office:value="100000" table:style-name="ce3">
            <text:p>100000</text:p>
          </table:table-cell>
          <table:table-cell office:value-type="float" office:value="250000" table:style-name="ce3">
            <text:p>250000</text:p>
          </table:table-cell>
          <table:table-cell office:value-type="float" office:value="500000" table:style-name="ce3">
            <text:p>500000</text:p>
          </table:table-cell>
          <table:table-cell office:value-type="float" office:value="1000000" table:style-name="ce3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4E-2" table:style-name="ce1">
            <text:p>0.02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254" table:style-name="ce1">
            <text:p>0.254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2.1080000000000001" table:style-name="ce1">
            <text:p>2.10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9E-2" table:style-name="ce3">
            <text:p>0.019</text:p>
          </table:table-cell>
          <table:table-cell office:value-type="float" office:value="4.7E-2" table:style-name="ce3">
            <text:p>0.047</text:p>
          </table:table-cell>
          <table:table-cell office:value-type="float" office:value="0.29199999999999998" table:style-name="ce3">
            <text:p>0.292</text:p>
          </table:table-cell>
          <table:table-cell office:value-type="float" office:value="0.32500000000000001" table:style-name="ce3">
            <text:p>0.325</text:p>
          </table:table-cell>
          <table:table-cell office:value-type="float" office:value="0.71099999999999997" table:style-name="ce3">
            <text:p>0.7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.000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1.728E-2" table:style-name="ce2">
            <text:p>0.017</text:p>
          </table:table-cell>
          <table:table-cell office:value-type="float" office:value="2.052E-2" table:style-name="ce2">
            <text:p>0.021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31535999999999997" table:style-name="ce2">
            <text:p>0.315</text:p>
          </table:table-cell>
          <table:table-cell office:value-type="float" office:value="0.35100000000000003" table:style-name="ce2">
            <text:p>0.351</text:p>
          </table:table-cell>
          <table:table-cell office:value-type="float" office:value="0.76788000000000001" table:style-name="ce2">
            <text:p>0.768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9.4E-2" table:style-name="ce1">
            <text:p>0.094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1.2410000000000001" table:style-name="ce1">
            <text:p>1.241</text:p>
          </table:table-cell>
          <table:table-cell office:value-type="float" office:value="2.0920000000000001" table:style-name="ce1">
            <text:p>2.0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0.78600000000000003" table:style-name="ce1">
            <text:p>0.786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3E-2" table:style-name="ce3">
            <text:p>0.02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6.2E-2" table:style-name="ce3">
            <text:p>0.06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312" table:style-name="ce3">
            <text:p>0.312</text:p>
          </table:table-cell>
          <table:table-cell office:value-type="float" office:value="0.69399999999999995" table:style-name="ce3">
            <text:p>0.6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8.6400000000000001E-3" table:style-name="ce2">
            <text:p>0.009</text:p>
          </table:table-cell>
          <table:table-cell office:value-type="float" office:value="0" table:style-name="ce2">
            <text:p>0.000</text:p>
          </table:table-cell>
          <table:table-cell office:value-type="float" office:value="2.4840000000000001E-2" table:style-name="ce2">
            <text:p>0.025</text:p>
          </table:table-cell>
          <table:table-cell office:value-type="float" office:value="3.7800000000000007E-2" table:style-name="ce2">
            <text:p>0.038</text:p>
          </table:table-cell>
          <table:table-cell office:value-type="float" office:value="6.6960000000000006E-2" table:style-name="ce2">
            <text:p>0.067</text:p>
          </table:table-cell>
          <table:table-cell office:value-type="float" office:value="0.14256000000000002" table:style-name="ce2">
            <text:p>0.143</text:p>
          </table:table-cell>
          <table:table-cell office:value-type="float" office:value="0.33696000000000004" table:style-name="ce2">
            <text:p>0.337</text:p>
          </table:table-cell>
          <table:table-cell office:value-type="float" office:value="0.74951999999999996" table:style-name="ce2">
            <text:p>0.750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13" table:style-name="ce1">
            <text:p>0.113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1.044" table:style-name="ce1">
            <text:p>1.044</text:p>
          </table:table-cell>
          <table:table-cell office:value-type="float" office:value="2.0950000000000002" table:style-name="ce1">
            <text:p>2.0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4.7E-2" table:style-name="ce3">
            <text:p>0.047</text:p>
          </table:table-cell>
          <table:table-cell office:value-type="float" office:value="0.27900000000000003" table:style-name="ce3">
            <text:p>0.279</text:p>
          </table:table-cell>
          <table:table-cell office:value-type="float" office:value="0.29699999999999999" table:style-name="ce3">
            <text:p>0.297</text:p>
          </table:table-cell>
          <table:table-cell office:value-type="float" office:value="0.71499999999999997" table:style-name="ce3">
            <text:p>0.7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08E-3" table:style-name="ce2">
            <text:p>0.001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30132000000000003" table:style-name="ce2">
            <text:p>0.301</text:p>
          </table:table-cell>
          <table:table-cell office:value-type="float" office:value="0.32075999999999999" table:style-name="ce2">
            <text:p>0.321</text:p>
          </table:table-cell>
          <table:table-cell office:value-type="float" office:value="0.7722" table:style-name="ce2">
            <text:p>0.772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7E-2" table:style-name="ce1">
            <text:p>0.04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1.1990000000000001" table:style-name="ce1">
            <text:p>1.199</text:p>
          </table:table-cell>
          <table:table-cell office:value-type="float" office:value="2.08" table:style-name="ce1">
            <text:p>2.0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156" table:style-name="ce1">
            <text:p>0.156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0" table:style-name="ce3">
            <text:p>0</text:p>
          </table:table-cell>
          <table:table-cell office:value-type="float" office:value="3.1E-2" table:style-name="ce3">
            <text:p>0.031</text:p>
          </table:table-cell>
          <table:table-cell office:value-type="float" office:value="4.7E-2" table:style-name="ce3">
            <text:p>0.047</text:p>
          </table:table-cell>
          <table:table-cell office:value-type="float" office:value="0.29699999999999999" table:style-name="ce3">
            <text:p>0.297</text:p>
          </table:table-cell>
          <table:table-cell office:value-type="float" office:value="0.29899999999999999" table:style-name="ce3">
            <text:p>0.299</text:p>
          </table:table-cell>
          <table:table-cell office:value-type="float" office:value="0.72299999999999998" table:style-name="ce3">
            <text:p>0.72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728E-2" table:style-name="ce2">
            <text:p>0.017</text:p>
          </table:table-cell>
          <table:table-cell office:value-type="float" office:value="0" table:style-name="ce2">
            <text:p>0.000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32075999999999999" table:style-name="ce2">
            <text:p>0.321</text:p>
          </table:table-cell>
          <table:table-cell office:value-type="float" office:value="0.32291999999999998" table:style-name="ce2">
            <text:p>0.323</text:p>
          </table:table-cell>
          <table:table-cell office:value-type="float" office:value="0.78083999999999998" table:style-name="ce2">
            <text:p>0.781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.4E-2" table:style-name="ce1">
            <text:p>0.094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0.59699999999999998" table:style-name="ce1">
            <text:p>0.597</text:p>
          </table:table-cell>
          <table:table-cell office:value-type="float" office:value="1.0649999999999999" table:style-name="ce1">
            <text:p>1.065</text:p>
          </table:table-cell>
          <table:table-cell office:value-type="float" office:value="2.093" table:style-name="ce1">
            <text:p>2.09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3.1E-2" table:style-name="ce1">
            <text:p>0.031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0.78400000000000003" table:style-name="ce1">
            <text:p>0.784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6E-2" table:style-name="ce3">
            <text:p>0.01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5.1999999999999998E-2" table:style-name="ce3">
            <text:p>0.052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30199999999999999" table:style-name="ce3">
            <text:p>0.302</text:p>
          </table:table-cell>
          <table:table-cell office:value-type="float" office:value="0.70699999999999996" table:style-name="ce3">
            <text:p>0.70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8.6400000000000001E-3" table:style-name="ce2">
            <text:p>0.009</text:p>
          </table:table-cell>
          <table:table-cell office:value-type="float" office:value="5.4000000000000003E-3" table:style-name="ce2">
            <text:p>0.005</text:p>
          </table:table-cell>
          <table:table-cell office:value-type="float" office:value="1.728E-2" table:style-name="ce2">
            <text:p>0.017</text:p>
          </table:table-cell>
          <table:table-cell office:value-type="float" office:value="3.5640000000000005E-2" table:style-name="ce2">
            <text:p>0.036</text:p>
          </table:table-cell>
          <table:table-cell office:value-type="float" office:value="5.6160000000000002E-2" table:style-name="ce2">
            <text:p>0.056</text:p>
          </table:table-cell>
          <table:table-cell office:value-type="float" office:value="0.15228" table:style-name="ce2">
            <text:p>0.152</text:p>
          </table:table-cell>
          <table:table-cell office:value-type="float" office:value="0.32616000000000001" table:style-name="ce2">
            <text:p>0.326</text:p>
          </table:table-cell>
          <table:table-cell office:value-type="float" office:value="0.76356000000000002" table:style-name="ce2">
            <text:p>0.764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2.101" table:style-name="ce1">
            <text:p>2.10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6.2E-2" table:style-name="ce1">
            <text:p>0.06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1E-2" table:style-name="ce3">
            <text:p>0.031</text:p>
          </table:table-cell>
          <table:table-cell office:value-type="float" office:value="4.7E-2" table:style-name="ce3">
            <text:p>0.047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30099999999999999" table:style-name="ce3">
            <text:p>0.301</text:p>
          </table:table-cell>
          <table:table-cell office:value-type="float" office:value="0.71" table:style-name="ce3">
            <text:p>0.7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08E-3" table:style-name="ce2">
            <text:p>0.001</text:p>
          </table:table-cell>
          <table:table-cell office:value-type="float" office:value="1.08E-3" table:style-name="ce2">
            <text:p>0.001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0" table:style-name="ce2">
            <text:p>0.000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14904000000000003" table:style-name="ce2">
            <text:p>0.149</text:p>
          </table:table-cell>
          <table:table-cell office:value-type="float" office:value="0.32508000000000004" table:style-name="ce2">
            <text:p>0.325</text:p>
          </table:table-cell>
          <table:table-cell office:value-type="float" office:value="0.76680000000000004" table:style-name="ce2">
            <text:p>0.767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01" table:style-name="ce1">
            <text:p>0.01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9.4E-2" table:style-name="ce1">
            <text:p>0.094</text:p>
          </table:table-cell>
          <table:table-cell office:value-type="float" office:value="0.247" table:style-name="ce1">
            <text:p>0.247</text:p>
          </table:table-cell>
          <table:table-cell office:value-type="float" office:value="0.624" table:style-name="ce1">
            <text:p>0.624</text:p>
          </table:table-cell>
          <table:table-cell office:value-type="float" office:value="1.0569999999999999" table:style-name="ce1">
            <text:p>1.057</text:p>
          </table:table-cell>
          <table:table-cell office:value-type="float" office:value="2.097" table:style-name="ce1">
            <text:p>2.09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1E-2" table:style-name="ce1">
            <text:p>0.031</text:p>
          </table:table-cell>
          <table:table-cell office:value-type="float" office:value="6.3E-2" table:style-name="ce1">
            <text:p>0.063</text:p>
          </table:table-cell>
          <table:table-cell office:value-type="float" office:value="0.156" table:style-name="ce1">
            <text:p>0.156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4E-2" table:style-name="ce3">
            <text:p>0.014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2.1999999999999999E-2" table:style-name="ce3">
            <text:p>0.022</text:p>
          </table:table-cell>
          <table:table-cell office:value-type="float" office:value="0.254" table:style-name="ce3">
            <text:p>0.254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9699999999999999" table:style-name="ce3">
            <text:p>0.297</text:p>
          </table:table-cell>
          <table:table-cell office:value-type="float" office:value="0.82299999999999995" table:style-name="ce3">
            <text:p>0.82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.000</text:p>
          </table:table-cell>
          <table:table-cell office:value-type="float" office:value="3.2400000000000003E-3" table:style-name="ce2">
            <text:p>0.003</text:p>
          </table:table-cell>
          <table:table-cell office:value-type="float" office:value="8.6400000000000001E-3" table:style-name="ce2">
            <text:p>0.009</text:p>
          </table:table-cell>
          <table:table-cell office:value-type="float" office:value="8.6400000000000001E-3" table:style-name="ce2">
            <text:p>0.009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2.376E-2" table:style-name="ce2">
            <text:p>0.024</text:p>
          </table:table-cell>
          <table:table-cell office:value-type="float" office:value="0.27432000000000001" table:style-name="ce2">
            <text:p>0.274</text:p>
          </table:table-cell>
          <table:table-cell office:value-type="float" office:value="0.15012000000000003" table:style-name="ce2">
            <text:p>0.150</text:p>
          </table:table-cell>
          <table:table-cell office:value-type="float" office:value="0.32075999999999999" table:style-name="ce2">
            <text:p>0.321</text:p>
          </table:table-cell>
          <table:table-cell office:value-type="float" office:value="0.88883999999999996" table:style-name="ce2">
            <text:p>0.889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4.7E-2" table:style-name="ce1">
            <text:p>0.047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58499999999999996" table:style-name="ce1">
            <text:p>0.585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2.1040000000000001" table:style-name="ce1">
            <text:p>2.10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3.1E-2" table:style-name="ce1">
            <text:p>0.031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152" table:style-name="ce1">
            <text:p>0.152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999999999999999E-2" table:style-name="ce3">
            <text:p>0.011</text:p>
          </table:table-cell>
          <table:table-cell office:value-type="float" office:value="3.1E-2" table:style-name="ce3">
            <text:p>0.031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46300000000000002" table:style-name="ce3">
            <text:p>0.463</text:p>
          </table:table-cell>
          <table:table-cell office:value-type="float" office:value="0.68400000000000005" table:style-name="ce3">
            <text:p>0.68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188E-2" table:style-name="ce2">
            <text:p>0.012</text:p>
          </table:table-cell>
          <table:table-cell office:value-type="float" office:value="3.3480000000000003E-2" table:style-name="ce2">
            <text:p>0.033</text:p>
          </table:table-cell>
          <table:table-cell office:value-type="float" office:value="4.5360000000000004E-2" table:style-name="ce2">
            <text:p>0.045</text:p>
          </table:table-cell>
          <table:table-cell office:value-type="float" office:value="0.15228" table:style-name="ce2">
            <text:p>0.152</text:p>
          </table:table-cell>
          <table:table-cell office:value-type="float" office:value="0.50004000000000004" table:style-name="ce2">
            <text:p>0.500</text:p>
          </table:table-cell>
          <table:table-cell office:value-type="float" office:value="0.73872000000000015" table:style-name="ce2">
            <text:p>0.739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9.4E-2" table:style-name="ce1">
            <text:p>0.09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1.276" table:style-name="ce1">
            <text:p>1.276</text:p>
          </table:table-cell>
          <table:table-cell office:value-type="float" office:value="2.0979999999999999" table:style-name="ce1">
            <text:p>2.09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3.1E-2" table:style-name="ce1">
            <text:p>0.031</text:p>
          </table:table-cell>
          <table:table-cell office:value-type="float" office:value="6.2E-2" table:style-name="ce1">
            <text:p>0.062</text:p>
          </table:table-cell>
          <table:table-cell office:value-type="float" office:value="0.157" table:style-name="ce1">
            <text:p>0.157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4.7E-2" table:style-name="ce3">
            <text:p>0.047</text:p>
          </table:table-cell>
          <table:table-cell office:value-type="float" office:value="0.29699999999999999" table:style-name="ce3">
            <text:p>0.297</text:p>
          </table:table-cell>
          <table:table-cell office:value-type="float" office:value="0.29699999999999999" table:style-name="ce3">
            <text:p>0.297</text:p>
          </table:table-cell>
          <table:table-cell office:value-type="float" office:value="0.71699999999999997" table:style-name="ce3">
            <text:p>0.71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8.6400000000000001E-3" table:style-name="ce2">
            <text:p>0.009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32075999999999999" table:style-name="ce2">
            <text:p>0.321</text:p>
          </table:table-cell>
          <table:table-cell office:value-type="float" office:value="0.32075999999999999" table:style-name="ce2">
            <text:p>0.321</text:p>
          </table:table-cell>
          <table:table-cell office:value-type="float" office:value="0.77436000000000005" table:style-name="ce2">
            <text:p>0.774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9.4E-2" table:style-name="ce1">
            <text:p>0.094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1.0629999999999999" table:style-name="ce1">
            <text:p>1.063</text:p>
          </table:table-cell>
          <table:table-cell office:value-type="float" office:value="2.0870000000000002" table:style-name="ce1">
            <text:p>2.08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156" table:style-name="ce1">
            <text:p>0.156</text:p>
          </table:table-cell>
          <table:table-cell office:value-type="float" office:value="0.504" table:style-name="ce1">
            <text:p>0.504</text:p>
          </table:table-cell>
          <table:table-cell office:value-type="float" office:value="0.79500000000000004" table:style-name="ce1">
            <text:p>0.79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4.7E-2" table:style-name="ce3">
            <text:p>0.047</text:p>
          </table:table-cell>
          <table:table-cell office:value-type="float" office:value="0.312" table:style-name="ce3">
            <text:p>0.312</text:p>
          </table:table-cell>
          <table:table-cell office:value-type="float" office:value="0.45400000000000001" table:style-name="ce3">
            <text:p>0.454</text:p>
          </table:table-cell>
          <table:table-cell office:value-type="float" office:value="0.71799999999999997" table:style-name="ce3">
            <text:p>0.7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08E-3" table:style-name="ce2">
            <text:p>0.001</text:p>
          </table:table-cell>
          <table:table-cell office:value-type="float" office:value="0" table:style-name="ce2">
            <text:p>0.000</text:p>
          </table:table-cell>
          <table:table-cell office:value-type="float" office:value="2.16E-3" table:style-name="ce2">
            <text:p>0.002</text:p>
          </table:table-cell>
          <table:table-cell office:value-type="float" office:value="1.6199999999999999E-2" table:style-name="ce2">
            <text:p>0.016</text:p>
          </table:table-cell>
          <table:table-cell office:value-type="float" office:value="1.728E-2" table:style-name="ce2">
            <text:p>0.017</text:p>
          </table:table-cell>
          <table:table-cell office:value-type="float" office:value="1.728E-2" table:style-name="ce2">
            <text:p>0.017</text:p>
          </table:table-cell>
          <table:table-cell office:value-type="float" office:value="5.0760000000000007E-2" table:style-name="ce2">
            <text:p>0.051</text:p>
          </table:table-cell>
          <table:table-cell office:value-type="float" office:value="0.33696000000000004" table:style-name="ce2">
            <text:p>0.337</text:p>
          </table:table-cell>
          <table:table-cell office:value-type="float" office:value="0.49032000000000003" table:style-name="ce2">
            <text:p>0.490</text:p>
          </table:table-cell>
          <table:table-cell office:value-type="float" office:value="0.77544000000000002" table:style-name="ce2">
            <text:p>0.775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Jarvis Scan</text:p>
          </table:table-cell>
          <table:table-cell table:number-columns-repeated="11" table:style-name="ce1"/>
          <table:table-cell office:value-type="string" table:style-name="ce1">
            <text:p>Quick Hull</text:p>
          </table:table-cell>
          <table:table-cell table:number-columns-repeated="11" table:style-name="ce1"/>
          <table:table-cell office:value-type="string" table:style-name="ce3">
            <text:p>Sweep Line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Sweep Line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Kružnice</text:p>
          </table:table-cell>
          <table:table-cell table:number-columns-repeated="11" table:style-name="ce1"/>
          <table:table-cell office:value-type="string" table:style-name="ce1">
            <text:p>Kružnice</text:p>
          </table:table-cell>
          <table:table-cell table:number-columns-repeated="11" table:style-name="ce1"/>
          <table:table-cell office:value-type="string" table:style-name="ce3">
            <text:p>Kružnice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Kružnice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style-name="ce1"/>
          <table:table-cell table:style-name="ce3"/>
          <table:table-cell office:value-type="float" office:value="1000" table:style-name="ce3">
            <text:p>1000</text:p>
          </table:table-cell>
          <table:table-cell office:value-type="float" office:value="2500" table:style-name="ce3">
            <text:p>25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25000" table:style-name="ce3">
            <text:p>25000</text:p>
          </table:table-cell>
          <table:table-cell office:value-type="float" office:value="50000" table:style-name="ce3">
            <text:p>50000</text:p>
          </table:table-cell>
          <table:table-cell office:value-type="float" office:value="100000" table:style-name="ce3">
            <text:p>100000</text:p>
          </table:table-cell>
          <table:table-cell office:value-type="float" office:value="250000" table:style-name="ce3">
            <text:p>250000</text:p>
          </table:table-cell>
          <table:table-cell office:value-type="float" office:value="500000" table:style-name="ce3">
            <text:p>500000</text:p>
          </table:table-cell>
          <table:table-cell office:value-type="float" office:value="1000000" table:style-name="ce3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0.187" table:style-name="ce1">
            <text:p>0.187</text:p>
          </table:table-cell>
          <table:table-cell office:value-type="float" office:value="0.44500000000000001" table:style-name="ce1">
            <text:p>0.445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6.3E-2" table:style-name="ce1">
            <text:p>0.063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1.008" table:style-name="ce1">
            <text:p>1.008</text:p>
          </table:table-cell>
          <table:table-cell office:value-type="float" office:value="1.325" table:style-name="ce1">
            <text:p>1.325</text:p>
          </table:table-cell>
          <table:table-cell office:value-type="float" office:value="3.395" table:style-name="ce1">
            <text:p>3.395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1E-2" table:style-name="ce3">
            <text:p>0.031</text:p>
          </table:table-cell>
          <table:table-cell office:value-type="float" office:value="6.2E-2" table:style-name="ce3">
            <text:p>0.062</text:p>
          </table:table-cell>
          <table:table-cell office:value-type="float" office:value="0.14799999999999999" table:style-name="ce3">
            <text:p>0.148</text:p>
          </table:table-cell>
          <table:table-cell office:value-type="float" office:value="0.32800000000000001" table:style-name="ce3">
            <text:p>0.328</text:p>
          </table:table-cell>
          <table:table-cell office:value-type="float" office:value="0.73599999999999999" table:style-name="ce3">
            <text:p>0.7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1.635E-2" table:style-name="ce2">
            <text:p>0.016</text:p>
          </table:table-cell>
          <table:table-cell office:value-type="float" office:value="1.635E-2" table:style-name="ce2">
            <text:p>0.016</text:p>
          </table:table-cell>
          <table:table-cell office:value-type="float" office:value="3.3790000000000001E-2" table:style-name="ce2">
            <text:p>0.034</text:p>
          </table:table-cell>
          <table:table-cell office:value-type="float" office:value="6.7580000000000001E-2" table:style-name="ce2">
            <text:p>0.068</text:p>
          </table:table-cell>
          <table:table-cell office:value-type="float" office:value="0.16131999999999999" table:style-name="ce2">
            <text:p>0.161</text:p>
          </table:table-cell>
          <table:table-cell office:value-type="float" office:value="0.35752000000000006" table:style-name="ce2">
            <text:p>0.358</text:p>
          </table:table-cell>
          <table:table-cell office:value-type="float" office:value="0.80224000000000006" table:style-name="ce2">
            <text:p>0.802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14" table:style-name="ce1">
            <text:p>0.114</text:p>
          </table:table-cell>
          <table:table-cell office:value-type="float" office:value="0.17" table:style-name="ce1">
            <text:p>0.17</text:p>
          </table:table-cell>
          <table:table-cell office:value-type="float" office:value="0.39700000000000002" table:style-name="ce1">
            <text:p>0.397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4.7E-2" table:style-name="ce1">
            <text:p>0.047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0.34" table:style-name="ce1">
            <text:p>0.34</text:p>
          </table:table-cell>
          <table:table-cell office:value-type="float" office:value="1.2130000000000001" table:style-name="ce1">
            <text:p>1.213</text:p>
          </table:table-cell>
          <table:table-cell office:value-type="float" office:value="1.369" table:style-name="ce1">
            <text:p>1.369</text:p>
          </table:table-cell>
          <table:table-cell office:value-type="float" office:value="4.6399999999999997" table:style-name="ce1">
            <text:p>4.64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2E-2" table:style-name="ce3">
            <text:p>0.062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1E-2" table:style-name="ce3">
            <text:p>0.031</text:p>
          </table:table-cell>
          <table:table-cell office:value-type="float" office:value="6.2E-2" table:style-name="ce3">
            <text:p>0.062</text:p>
          </table:table-cell>
          <table:table-cell office:value-type="float" office:value="0.158" table:style-name="ce3">
            <text:p>0.158</text:p>
          </table:table-cell>
          <table:table-cell office:value-type="float" office:value="0.32900000000000001" table:style-name="ce3">
            <text:p>0.329</text:p>
          </table:table-cell>
          <table:table-cell office:value-type="float" office:value="0.68700000000000006" table:style-name="ce3">
            <text:p>0.68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6.7580000000000001E-2" table:style-name="ce2">
            <text:p>0.068</text:p>
          </table:table-cell>
          <table:table-cell office:value-type="float" office:value="1.635E-2" table:style-name="ce2">
            <text:p>0.016</text:p>
          </table:table-cell>
          <table:table-cell office:value-type="float" office:value="3.3790000000000001E-2" table:style-name="ce2">
            <text:p>0.034</text:p>
          </table:table-cell>
          <table:table-cell office:value-type="float" office:value="6.7580000000000001E-2" table:style-name="ce2">
            <text:p>0.068</text:p>
          </table:table-cell>
          <table:table-cell office:value-type="float" office:value="0.17222000000000001" table:style-name="ce2">
            <text:p>0.172</text:p>
          </table:table-cell>
          <table:table-cell office:value-type="float" office:value="0.35861000000000004" table:style-name="ce2">
            <text:p>0.359</text:p>
          </table:table-cell>
          <table:table-cell office:value-type="float" office:value="0.74883000000000011" table:style-name="ce2">
            <text:p>0.749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E-2" table:style-name="ce1">
            <text:p>0.023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39800000000000002" table:style-name="ce1">
            <text:p>0.398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E-2" table:style-name="ce1">
            <text:p>0.047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47099999999999997" table:style-name="ce1">
            <text:p>0.471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2.3540000000000001" table:style-name="ce1">
            <text:p>2.354</text:p>
          </table:table-cell>
          <table:table-cell office:value-type="float" office:value="4.6879999999999997" table:style-name="ce1">
            <text:p>4.688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0.03" table:style-name="ce3">
            <text:p>0.03</text:p>
          </table:table-cell>
          <table:table-cell office:value-type="float" office:value="7.8E-2" table:style-name="ce3">
            <text:p>0.078</text:p>
          </table:table-cell>
          <table:table-cell office:value-type="float" office:value="0.23799999999999999" table:style-name="ce3">
            <text:p>0.238</text:p>
          </table:table-cell>
          <table:table-cell office:value-type="float" office:value="0.33300000000000002" table:style-name="ce3">
            <text:p>0.333</text:p>
          </table:table-cell>
          <table:table-cell office:value-type="float" office:value="0.67500000000000004" table:style-name="ce3">
            <text:p>0.6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.000</text:p>
          </table:table-cell>
          <table:table-cell office:value-type="float" office:value="1.09E-3" table:style-name="ce2">
            <text:p>0.001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3.27E-2" table:style-name="ce2">
            <text:p>0.033</text:p>
          </table:table-cell>
          <table:table-cell office:value-type="float" office:value="8.5020000000000012E-2" table:style-name="ce2">
            <text:p>0.085</text:p>
          </table:table-cell>
          <table:table-cell office:value-type="float" office:value="0.25941999999999998" table:style-name="ce2">
            <text:p>0.259</text:p>
          </table:table-cell>
          <table:table-cell office:value-type="float" office:value="0.36297000000000007" table:style-name="ce2">
            <text:p>0.363</text:p>
          </table:table-cell>
          <table:table-cell office:value-type="float" office:value="0.73575000000000013" table:style-name="ce2">
            <text:p>0.736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0.996" table:style-name="ce1">
            <text:p>0.996</text:p>
          </table:table-cell>
          <table:table-cell office:value-type="float" office:value="0.38100000000000001" table:style-name="ce1">
            <text:p>0.381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6E-2" table:style-name="ce1">
            <text:p>0.016</text:p>
          </table:table-cell>
          <table:table-cell office:value-type="float" office:value="3.1E-2" table:style-name="ce1">
            <text:p>0.031</text:p>
          </table:table-cell>
          <table:table-cell office:value-type="float" office:value="1.9E-2" table:style-name="ce1">
            <text:p>0.01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500000000000004" table:style-name="ce1">
            <text:p>0.545</text:p>
          </table:table-cell>
          <table:table-cell office:value-type="float" office:value="2.2469999999999999" table:style-name="ce1">
            <text:p>2.247</text:p>
          </table:table-cell>
          <table:table-cell office:value-type="float" office:value="3.0230000000000001" table:style-name="ce1">
            <text:p>3.023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1E-2" table:style-name="ce3">
            <text:p>0.031</text:p>
          </table:table-cell>
          <table:table-cell office:value-type="float" office:value="4.7E-2" table:style-name="ce3">
            <text:p>0.047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33200000000000002" table:style-name="ce3">
            <text:p>0.332</text:p>
          </table:table-cell>
          <table:table-cell office:value-type="float" office:value="0.77900000000000003" table:style-name="ce3">
            <text:p>0.77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.000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office:value-type="float" office:value="1.635E-2" table:style-name="ce2">
            <text:p>0.016</text:p>
          </table:table-cell>
          <table:table-cell office:value-type="float" office:value="1.635E-2" table:style-name="ce2">
            <text:p>0.016</text:p>
          </table:table-cell>
          <table:table-cell office:value-type="float" office:value="3.3790000000000001E-2" table:style-name="ce2">
            <text:p>0.034</text:p>
          </table:table-cell>
          <table:table-cell office:value-type="float" office:value="5.1230000000000005E-2" table:style-name="ce2">
            <text:p>0.051</text:p>
          </table:table-cell>
          <table:table-cell office:value-type="float" office:value="0.28231000000000001" table:style-name="ce2">
            <text:p>0.282</text:p>
          </table:table-cell>
          <table:table-cell office:value-type="float" office:value="0.36188000000000003" table:style-name="ce2">
            <text:p>0.362</text:p>
          </table:table-cell>
          <table:table-cell office:value-type="float" office:value="0.84911000000000014" table:style-name="ce2">
            <text:p>0.849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0.45700000000000002" table:style-name="ce1">
            <text:p>0.457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2.7E-2" table:style-name="ce1">
            <text:p>0.027</text:p>
          </table:table-cell>
          <table:table-cell office:value-type="float" office:value="0.109" table:style-name="ce1">
            <text:p>0.109</text:p>
          </table:table-cell>
          <table:table-cell office:value-type="float" office:value="0.36" table:style-name="ce1">
            <text:p>0.36</text:p>
          </table:table-cell>
          <table:table-cell office:value-type="float" office:value="0.39" table:style-name="ce1">
            <text:p>0.39</text:p>
          </table:table-cell>
          <table:table-cell office:value-type="float" office:value="0.85" table:style-name="ce1">
            <text:p>0.85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.9060000000000001" table:style-name="ce1">
            <text:p>2.906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4.7E-2" table:style-name="ce3">
            <text:p>0.047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34399999999999997" table:style-name="ce3">
            <text:p>0.344</text:p>
          </table:table-cell>
          <table:table-cell office:value-type="float" office:value="0.69099999999999995" table:style-name="ce3">
            <text:p>0.69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6.5400000000000007E-3" table:style-name="ce2">
            <text:p>0.007</text:p>
          </table:table-cell>
          <table:table-cell office:value-type="float" office:value="1.635E-2" table:style-name="ce2">
            <text:p>0.016</text:p>
          </table:table-cell>
          <table:table-cell office:value-type="float" office:value="3.4880000000000001E-2" table:style-name="ce2">
            <text:p>0.035</text:p>
          </table:table-cell>
          <table:table-cell office:value-type="float" office:value="5.1230000000000005E-2" table:style-name="ce2">
            <text:p>0.051</text:p>
          </table:table-cell>
          <table:table-cell office:value-type="float" office:value="0.29539000000000004" table:style-name="ce2">
            <text:p>0.295</text:p>
          </table:table-cell>
          <table:table-cell office:value-type="float" office:value="0.37496000000000002" table:style-name="ce2">
            <text:p>0.375</text:p>
          </table:table-cell>
          <table:table-cell office:value-type="float" office:value="0.75319000000000003" table:style-name="ce2">
            <text:p>0.753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E-2" table:style-name="ce1">
            <text:p>0.031</text:p>
          </table:table-cell>
          <table:table-cell office:value-type="float" office:value="0.125" table:style-name="ce1">
            <text:p>0.125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47199999999999998" table:style-name="ce1">
            <text:p>0.472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0.11" table:style-name="ce1">
            <text:p>0.11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2.4990000000000001" table:style-name="ce1">
            <text:p>2.499</text:p>
          </table:table-cell>
          <table:table-cell office:value-type="float" office:value="3.1509999999999998" table:style-name="ce1">
            <text:p>3.151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0.251" table:style-name="ce3">
            <text:p>0.251</text:p>
          </table:table-cell>
          <table:table-cell office:value-type="float" office:value="0.34399999999999997" table:style-name="ce3">
            <text:p>0.344</text:p>
          </table:table-cell>
          <table:table-cell office:value-type="float" office:value="0.67400000000000004" table:style-name="ce3">
            <text:p>0.67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635E-2" table:style-name="ce2">
            <text:p>0.016</text:p>
          </table:table-cell>
          <table:table-cell office:value-type="float" office:value="0" table:style-name="ce2">
            <text:p>0.000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3.4880000000000001E-2" table:style-name="ce2">
            <text:p>0.035</text:p>
          </table:table-cell>
          <table:table-cell office:value-type="float" office:value="5.0140000000000004E-2" table:style-name="ce2">
            <text:p>0.050</text:p>
          </table:table-cell>
          <table:table-cell office:value-type="float" office:value="0.27359" table:style-name="ce2">
            <text:p>0.274</text:p>
          </table:table-cell>
          <table:table-cell office:value-type="float" office:value="0.37496000000000002" table:style-name="ce2">
            <text:p>0.375</text:p>
          </table:table-cell>
          <table:table-cell office:value-type="float" office:value="0.73466000000000009" table:style-name="ce2">
            <text:p>0.735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376" table:style-name="ce1">
            <text:p>0.376</text:p>
          </table:table-cell>
          <table:table-cell table:number-columns-repeated="7"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3.1E-2" table:style-name="ce1">
            <text:p>0.031</text:p>
          </table:table-cell>
          <table:table-cell office:value-type="float" office:value="0.128" table:style-name="ce1">
            <text:p>0.128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1.7569999999999999" table:style-name="ce1">
            <text:p>1.757</text:p>
          </table:table-cell>
          <table:table-cell office:value-type="float" office:value="3.266" table:style-name="ce1">
            <text:p>3.266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0.05" table:style-name="ce3">
            <text:p>0.05</text:p>
          </table:table-cell>
          <table:table-cell office:value-type="float" office:value="0.254" table:style-name="ce3">
            <text:p>0.254</text:p>
          </table:table-cell>
          <table:table-cell office:value-type="float" office:value="0.33200000000000002" table:style-name="ce3">
            <text:p>0.332</text:p>
          </table:table-cell>
          <table:table-cell office:value-type="float" office:value="0.7" table:style-name="ce3">
            <text:p>0.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.000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office:value-type="float" office:value="6.5400000000000007E-3" table:style-name="ce2">
            <text:p>0.007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3.4880000000000001E-2" table:style-name="ce2">
            <text:p>0.035</text:p>
          </table:table-cell>
          <table:table-cell office:value-type="float" office:value="5.4500000000000007E-2" table:style-name="ce2">
            <text:p>0.055</text:p>
          </table:table-cell>
          <table:table-cell office:value-type="float" office:value="0.27686000000000005" table:style-name="ce2">
            <text:p>0.277</text:p>
          </table:table-cell>
          <table:table-cell office:value-type="float" office:value="0.36188000000000003" table:style-name="ce2">
            <text:p>0.362</text:p>
          </table:table-cell>
          <table:table-cell office:value-type="float" office:value="0.76300000000000001" table:style-name="ce2">
            <text:p>0.763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27" table:style-name="ce1">
            <text:p>0.127</text:p>
          </table:table-cell>
          <table:table-cell office:value-type="float" office:value="0.156" table:style-name="ce1">
            <text:p>0.156</text:p>
          </table:table-cell>
          <table:table-cell office:value-type="float" office:value="0.39500000000000002" table:style-name="ce1">
            <text:p>0.395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E-2" table:style-name="ce1">
            <text:p>0.03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4.3959999999999999" table:style-name="ce1">
            <text:p>4.396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3.1E-2" table:style-name="ce3">
            <text:p>0.031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0.254" table:style-name="ce3">
            <text:p>0.254</text:p>
          </table:table-cell>
          <table:table-cell office:value-type="float" office:value="0.34899999999999998" table:style-name="ce3">
            <text:p>0.349</text:p>
          </table:table-cell>
          <table:table-cell office:value-type="float" office:value="0.69099999999999995" table:style-name="ce3">
            <text:p>0.69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.000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3.3790000000000001E-2" table:style-name="ce2">
            <text:p>0.034</text:p>
          </table:table-cell>
          <table:table-cell office:value-type="float" office:value="6.2130000000000005E-2" table:style-name="ce2">
            <text:p>0.062</text:p>
          </table:table-cell>
          <table:table-cell office:value-type="float" office:value="0.27686000000000005" table:style-name="ce2">
            <text:p>0.277</text:p>
          </table:table-cell>
          <table:table-cell office:value-type="float" office:value="0.38041000000000003" table:style-name="ce2">
            <text:p>0.380</text:p>
          </table:table-cell>
          <table:table-cell office:value-type="float" office:value="0.75319000000000003" table:style-name="ce2">
            <text:p>0.753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E-2" table:style-name="ce1">
            <text:p>0.016</text:p>
          </table:table-cell>
          <table:table-cell office:value-type="float" office:value="7.8E-2" table:style-name="ce1">
            <text:p>0.078</text:p>
          </table:table-cell>
          <table:table-cell office:value-type="float" office:value="0.223" table:style-name="ce1">
            <text:p>0.223</text:p>
          </table:table-cell>
          <table:table-cell office:value-type="float" office:value="0.39500000000000002" table:style-name="ce1">
            <text:p>0.395</text:p>
          </table:table-cell>
          <table:table-cell table:number-columns-repeated="7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4.7E-2" table:style-name="ce1">
            <text:p>0.04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219" table:style-name="ce1">
            <text:p>0.219</text:p>
          </table:table-cell>
          <table:table-cell office:value-type="float" office:value="0.54100000000000004" table:style-name="ce1">
            <text:p>0.541</text:p>
          </table:table-cell>
          <table:table-cell office:value-type="float" office:value="0.67600000000000005" table:style-name="ce1">
            <text:p>0.676</text:p>
          </table:table-cell>
          <table:table-cell office:value-type="float" office:value="2.2269999999999999" table:style-name="ce1">
            <text:p>2.227</text:p>
          </table:table-cell>
          <table:table-cell office:value-type="float" office:value="3.605" table:style-name="ce1">
            <text:p>3.605</text:p>
          </table:table-cell>
          <table:table-cell table:style-name="ce1"/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.02</text:p>
          </table:table-cell>
          <table:table-cell office:value-type="float" office:value="2.8000000000000001E-2" table:style-name="ce3">
            <text:p>0.028</text:p>
          </table:table-cell>
          <table:table-cell office:value-type="float" office:value="3.1E-2" table:style-name="ce3">
            <text:p>0.031</text:p>
          </table:table-cell>
          <table:table-cell office:value-type="float" office:value="6.3E-2" table:style-name="ce3">
            <text:p>0.063</text:p>
          </table:table-cell>
          <table:table-cell office:value-type="float" office:value="0.26" table:style-name="ce3">
            <text:p>0.26</text:p>
          </table:table-cell>
          <table:table-cell office:value-type="float" office:value="0.32300000000000001" table:style-name="ce3">
            <text:p>0.323</text:p>
          </table:table-cell>
          <table:table-cell office:value-type="float" office:value="0.69599999999999995" table:style-name="ce3">
            <text:p>0.69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.000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2.1800000000000001E-3" table:style-name="ce2">
            <text:p>0.002</text:p>
          </table:table-cell>
          <table:table-cell office:value-type="float" office:value="2.1800000000000003E-2" table:style-name="ce2">
            <text:p>0.022</text:p>
          </table:table-cell>
          <table:table-cell office:value-type="float" office:value="3.0520000000000002E-2" table:style-name="ce2">
            <text:p>0.031</text:p>
          </table:table-cell>
          <table:table-cell office:value-type="float" office:value="3.3790000000000001E-2" table:style-name="ce2">
            <text:p>0.034</text:p>
          </table:table-cell>
          <table:table-cell office:value-type="float" office:value="6.8670000000000009E-2" table:style-name="ce2">
            <text:p>0.069</text:p>
          </table:table-cell>
          <table:table-cell office:value-type="float" office:value="0.28340000000000004" table:style-name="ce2">
            <text:p>0.283</text:p>
          </table:table-cell>
          <table:table-cell office:value-type="float" office:value="0.35207000000000005" table:style-name="ce2">
            <text:p>0.352</text:p>
          </table:table-cell>
          <table:table-cell office:value-type="float" office:value="0.75863999999999998" table:style-name="ce2">
            <text:p>0.759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22" table:style-name="ce1">
            <text:p>0.122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44900000000000001" table:style-name="ce1">
            <text:p>0.449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09" table:style-name="ce1">
            <text:p>0.109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1.042" table:style-name="ce1">
            <text:p>1.042</text:p>
          </table:table-cell>
          <table:table-cell office:value-type="float" office:value="2.0409999999999999" table:style-name="ce1">
            <text:p>2.041</text:p>
          </table:table-cell>
          <table:table-cell office:value-type="float" office:value="3.7010000000000001" table:style-name="ce1">
            <text:p>3.70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" table:style-name="ce3">
            <text:p>0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6.3E-2" table:style-name="ce3">
            <text:p>0.063</text:p>
          </table:table-cell>
          <table:table-cell office:value-type="float" office:value="0.254" table:style-name="ce3">
            <text:p>0.254</text:p>
          </table:table-cell>
          <table:table-cell office:value-type="float" office:value="0.34599999999999997" table:style-name="ce3">
            <text:p>0.346</text:p>
          </table:table-cell>
          <table:table-cell office:value-type="float" office:value="0.69699999999999995" table:style-name="ce3">
            <text:p>0.69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2">
            <text:p>0.000</text:p>
          </table:table-cell>
          <table:table-cell office:value-type="float" office:value="1.635E-2" table:style-name="ce2">
            <text:p>0.016</text:p>
          </table:table-cell>
          <table:table-cell office:value-type="float" office:value="0" table:style-name="ce2">
            <text:p>0.000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1.7440000000000001E-2" table:style-name="ce2">
            <text:p>0.017</text:p>
          </table:table-cell>
          <table:table-cell office:value-type="float" office:value="3.4880000000000001E-2" table:style-name="ce2">
            <text:p>0.035</text:p>
          </table:table-cell>
          <table:table-cell office:value-type="float" office:value="6.8670000000000009E-2" table:style-name="ce2">
            <text:p>0.069</text:p>
          </table:table-cell>
          <table:table-cell office:value-type="float" office:value="0.27686000000000005" table:style-name="ce2">
            <text:p>0.277</text:p>
          </table:table-cell>
          <table:table-cell office:value-type="float" office:value="0.37713999999999998" table:style-name="ce2">
            <text:p>0.377</text:p>
          </table:table-cell>
          <table:table-cell office:value-type="float" office:value="0.75973000000000002" table:style-name="ce2">
            <text:p>0.760</text:p>
          </table:table-cell>
          <table:table-cell table:number-columns-repeated="16337"/>
        </table:table-row>
        <table:table-row table:style-name="ro1">
          <table:table-cell table:number-columns-repeated="24" table:style-name="ce1"/>
          <table:table-cell table:number-columns-repeated="11" table:style-name="ce3"/>
          <table:table-cell table:number-columns-repeated="16349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style-name="ce1"/>
          <table:table-cell table:style-name="ce3"/>
          <table:table-cell office:value-type="float" office:value="1000" table:style-name="ce3">
            <text:p>1000</text:p>
          </table:table-cell>
          <table:table-cell office:value-type="float" office:value="2500" table:style-name="ce3">
            <text:p>25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25000" table:style-name="ce3">
            <text:p>25000</text:p>
          </table:table-cell>
          <table:table-cell office:value-type="float" office:value="50000" table:style-name="ce3">
            <text:p>50000</text:p>
          </table:table-cell>
          <table:table-cell office:value-type="float" office:value="100000" table:style-name="ce3">
            <text:p>100000</text:p>
          </table:table-cell>
          <table:table-cell office:value-type="float" office:value="250000" table:style-name="ce3">
            <text:p>250000</text:p>
          </table:table-cell>
          <table:table-cell office:value-type="float" office:value="500000" table:style-name="ce3">
            <text:p>500000</text:p>
          </table:table-cell>
          <table:table-cell office:value-type="float" office:value="1000000" table:style-name="ce3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Náhodná množina</text:p>
          </table:table-cell>
          <table:table-cell office:value-type="float" office:value="5.0000000000000001E-4" table:formula="of:=AVERAGE([.B4:.B13])" table:style-name="ce1">
            <text:p>0.0005</text:p>
          </table:table-cell>
          <table:table-cell office:value-type="float" office:value="9.0000000000000008E-4" table:formula="of:=AVERAGE([.C4:.C13])" table:style-name="ce1">
            <text:p>0.0009</text:p>
          </table:table-cell>
          <table:table-cell office:value-type="float" office:value="1.7000000000000006E-3" table:formula="of:=AVERAGE([.D4:.D13])" table:style-name="ce1">
            <text:p>0.0017</text:p>
          </table:table-cell>
          <table:table-cell office:value-type="float" office:value="3.4999999999999996E-3" table:formula="of:=AVERAGE([.E4:.E13])" table:style-name="ce1">
            <text:p>0.0035</text:p>
          </table:table-cell>
          <table:table-cell office:value-type="float" office:value="9.5999999999999992E-3" table:formula="of:=AVERAGE([.F4:.F13])" table:style-name="ce1">
            <text:p>0.0096</text:p>
          </table:table-cell>
          <table:table-cell office:value-type="float" office:value="2.4499999999999997E-2" table:formula="of:=AVERAGE([.G4:.G13])" table:style-name="ce1">
            <text:p>0.0245</text:p>
          </table:table-cell>
          <table:table-cell office:value-type="float" office:value="6.6000000000000017E-2" table:formula="of:=AVERAGE([.H4:.H13])" table:style-name="ce1">
            <text:p>0.066</text:p>
          </table:table-cell>
          <table:table-cell office:value-type="float" office:value="0.30730000000000002" table:formula="of:=AVERAGE([.I4:.I13])" table:style-name="ce1">
            <text:p>0.3073</text:p>
          </table:table-cell>
          <table:table-cell office:value-type="float" office:value="1.2055" table:formula="of:=AVERAGE([.J4:.J13])" table:style-name="ce1">
            <text:p>1.2055</text:p>
          </table:table-cell>
          <table:table-cell office:value-type="float" office:value="4.3080000000000007" table:formula="of:=AVERAGE([.K5];[.K6];[.K8];[.K11:.K13])" table:style-name="ce1">
            <text:p>4.308</text:p>
          </table:table-cell>
          <table:table-cell table:style-name="ce1"/>
          <table:table-cell office:value-type="string" table:style-name="ce1">
            <text:p>Náhodná množina</text:p>
          </table:table-cell>
          <table:table-cell office:value-type="float" office:value="8.0000000000000004E-4" table:formula="of:=AVERAGE([.N4:.N13])" table:style-name="ce1">
            <text:p>0.0008</text:p>
          </table:table-cell>
          <table:table-cell office:value-type="float" office:value="3.4000000000000002E-3" table:formula="of:=AVERAGE([.O4:.O13])" table:style-name="ce1">
            <text:p>0.0034</text:p>
          </table:table-cell>
          <table:table-cell office:value-type="float" office:value="6.3E-3" table:formula="of:=AVERAGE([.P4:.P13])" table:style-name="ce1">
            <text:p>0.0063</text:p>
          </table:table-cell>
          <table:table-cell office:value-type="float" office:value="9.1000000000000004E-3" table:formula="of:=AVERAGE([.Q4:.Q13])" table:style-name="ce1">
            <text:p>0.0091</text:p>
          </table:table-cell>
          <table:table-cell office:value-type="float" office:value="2.7000000000000003E-2" table:formula="of:=AVERAGE([.R4:.R13])" table:style-name="ce1">
            <text:p>0.027</text:p>
          </table:table-cell>
          <table:table-cell office:value-type="float" office:value="4.7099999999999989E-2" table:formula="of:=AVERAGE([.S4:.S13])" table:style-name="ce1">
            <text:p>0.0471</text:p>
          </table:table-cell>
          <table:table-cell office:value-type="float" office:value="9.9599999999999994E-2" table:formula="of:=AVERAGE([.T4:.T13])" table:style-name="ce1">
            <text:p>0.0996</text:p>
          </table:table-cell>
          <table:table-cell office:value-type="float" office:value="0.24489999999999998" table:formula="of:=AVERAGE([.U4:.U13])" table:style-name="ce1">
            <text:p>0.2449</text:p>
          </table:table-cell>
          <table:table-cell office:value-type="float" office:value="0.48870000000000002" table:formula="of:=AVERAGE([.V4:.V13])" table:style-name="ce1">
            <text:p>0.4887</text:p>
          </table:table-cell>
          <table:table-cell office:value-type="float" office:value="0.9327000000000002" table:formula="of:=AVERAGE([.W4:.W13])" table:style-name="ce1">
            <text:p>0.9327</text:p>
          </table:table-cell>
          <table:table-cell table:style-name="ce1"/>
          <table:table-cell office:value-type="string" table:style-name="ce3">
            <text:p>Náhodná množina</text:p>
          </table:table-cell>
          <table:table-cell office:value-type="float" office:value="9.0000000000000008E-4" table:formula="of:=AVERAGE([.Z4:.Z13])" table:style-name="ce3">
            <text:p>0.0009</text:p>
          </table:table-cell>
          <table:table-cell office:value-type="float" office:value="2.0000000000000001E-4" table:formula="of:=AVERAGE([.AA4:.AA13])" table:style-name="ce3">
            <text:p>0.0002</text:p>
          </table:table-cell>
          <table:table-cell office:value-type="float" office:value="3.3E-3" table:formula="of:=AVERAGE([.AB4:.AB13])" table:style-name="ce3">
            <text:p>0.0033</text:p>
          </table:table-cell>
          <table:table-cell office:value-type="float" office:value="1.12E-2" table:formula="of:=AVERAGE([.AC4:.AC13])" table:style-name="ce3">
            <text:p>0.0112</text:p>
          </table:table-cell>
          <table:table-cell office:value-type="float" office:value="1.5800000000000002E-2" table:formula="of:=AVERAGE([.AD4:.AD13])" table:style-name="ce3">
            <text:p>0.0158</text:p>
          </table:table-cell>
          <table:table-cell office:value-type="float" office:value="3.4100000000000005E-2" table:formula="of:=AVERAGE([.AE4:.AE13])" table:style-name="ce3">
            <text:p>0.0341</text:p>
          </table:table-cell>
          <table:table-cell office:value-type="float" office:value="7.0900000000000005E-2" table:formula="of:=AVERAGE([.AF4:.AF13])" table:style-name="ce3">
            <text:p>0.0709</text:p>
          </table:table-cell>
          <table:table-cell office:value-type="float" office:value="0.22410000000000002" table:formula="of:=AVERAGE([.AG4:.AG13])" table:style-name="ce3">
            <text:p>0.2241</text:p>
          </table:table-cell>
          <table:table-cell office:value-type="float" office:value="0.4178" table:formula="of:=AVERAGE([.AH4:.AH13])" table:style-name="ce3">
            <text:p>0.4178</text:p>
          </table:table-cell>
          <table:table-cell office:value-type="float" office:value="0.84869999999999979" table:formula="of:=AVERAGE([.AI4:.AI13])" table:style-name="ce3">
            <text:p>0.8487</text:p>
          </table:table-cell>
          <table:table-cell table:style-name="ce1"/>
          <table:table-cell office:value-type="string" table:style-name="ce1">
            <text:p>Náhodná množina</text:p>
          </table:table-cell>
          <table:table-cell office:value-type="float" office:value="9.7199999999999999E-4" table:formula="of:=AVERAGE([.AL4:.AL13])" table:style-name="ce1">
            <text:p>0.000972</text:p>
          </table:table-cell>
          <table:table-cell office:value-type="float" office:value="1.08E-3" table:formula="of:=AVERAGE([.AM4:.AM13])" table:style-name="ce1">
            <text:p>0.00108</text:p>
          </table:table-cell>
          <table:table-cell office:value-type="float" office:value="5.2119999999999996E-3" table:formula="of:=AVERAGE([.AN4:.AN13])" table:style-name="ce1">
            <text:p>0.005212</text:p>
          </table:table-cell>
          <table:table-cell office:value-type="float" office:value="1.2096000000000001E-2" table:formula="of:=AVERAGE([.AO4:.AO13])" table:style-name="ce1">
            <text:p>0.012096</text:p>
          </table:table-cell>
          <table:table-cell office:value-type="float" office:value="1.7063999999999999E-2" table:formula="of:=AVERAGE([.AP4:.AP13])" table:style-name="ce1">
            <text:p>0.017064</text:p>
          </table:table-cell>
          <table:table-cell office:value-type="float" office:value="3.6828000000000007E-2" table:formula="of:=AVERAGE([.AQ4:.AQ13])" table:style-name="ce1">
            <text:p>0.036828</text:p>
          </table:table-cell>
          <table:table-cell office:value-type="float" office:value="7.6572000000000001E-2" table:formula="of:=AVERAGE([.AR4:.AR13])" table:style-name="ce1">
            <text:p>0.076572</text:p>
          </table:table-cell>
          <table:table-cell office:value-type="float" office:value="0.24202800000000005" table:formula="of:=AVERAGE([.AS4:.AS13])" table:style-name="ce1">
            <text:p>0.242028</text:p>
          </table:table-cell>
          <table:table-cell office:value-type="float" office:value="0.45122400000000001" table:formula="of:=AVERAGE([.AT4:.AT13])" table:style-name="ce1">
            <text:p>0.451224</text:p>
          </table:table-cell>
          <table:table-cell office:value-type="float" office:value="0.91659599999999997" table:formula="of:=AVERAGE([.AU4:.AU13])" table:style-name="ce1">
            <text:p>0.916596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Grid</text:p>
          </table:table-cell>
          <table:table-cell office:value-type="float" office:value="2.1000000000000003E-3" table:formula="of:=AVERAGE([.B17:.B26])" table:style-name="ce1">
            <text:p>0.0021</text:p>
          </table:table-cell>
          <table:table-cell office:value-type="float" office:value="7.2000000000000007E-3" table:formula="of:=AVERAGE([.C17:.C26])" table:style-name="ce1">
            <text:p>0.0072</text:p>
          </table:table-cell>
          <table:table-cell office:value-type="float" office:value="1.2699999999999999E-2" table:formula="of:=AVERAGE([.D17:.D26])" table:style-name="ce1">
            <text:p>0.0127</text:p>
          </table:table-cell>
          <table:table-cell office:value-type="float" office:value="2.5899999999999999E-2" table:formula="of:=AVERAGE([.E17:.E26])" table:style-name="ce1">
            <text:p>0.0259</text:p>
          </table:table-cell>
          <table:table-cell office:value-type="float" office:value="5.5299999999999995E-2" table:formula="of:=AVERAGE([.F17:.F26])" table:style-name="ce1">
            <text:p>0.0553</text:p>
          </table:table-cell>
          <table:table-cell office:value-type="float" office:value="0.1079" table:formula="of:=AVERAGE([.G17:.G26])" table:style-name="ce1">
            <text:p>0.1079</text:p>
          </table:table-cell>
          <table:table-cell office:value-type="float" office:value="0.29680000000000001" table:formula="of:=AVERAGE([.H17:.H26])" table:style-name="ce1">
            <text:p>0.2968</text:p>
          </table:table-cell>
          <table:table-cell office:value-type="float" office:value="0.60189999999999988" table:formula="of:=AVERAGE([.I17:.I26])" table:style-name="ce1">
            <text:p>0.6019</text:p>
          </table:table-cell>
          <table:table-cell office:value-type="float" office:value="1.1105" table:formula="of:=AVERAGE([.J17:.J26])" table:style-name="ce1">
            <text:p>1.1105</text:p>
          </table:table-cell>
          <table:table-cell office:value-type="float" office:value="2.0954999999999999" table:formula="of:=AVERAGE([.K17:.K26])" table:style-name="ce1">
            <text:p>2.0955</text:p>
          </table:table-cell>
          <table:table-cell table:style-name="ce1"/>
          <table:table-cell office:value-type="string" table:style-name="ce1">
            <text:p>Grid</text:p>
          </table:table-cell>
          <table:table-cell office:value-type="float" office:value="0" table:formula="of:=AVERAGE([.N17:.N26])" table:style-name="ce1">
            <text:p>0</text:p>
          </table:table-cell>
          <table:table-cell office:value-type="float" office:value="1.7000000000000001E-3" table:formula="of:=AVERAGE([.O17:.O26])" table:style-name="ce1">
            <text:p>0.0017</text:p>
          </table:table-cell>
          <table:table-cell office:value-type="float" office:value="3.3E-3" table:formula="of:=AVERAGE([.P17:.P26])" table:style-name="ce1">
            <text:p>0.0033</text:p>
          </table:table-cell>
          <table:table-cell office:value-type="float" office:value="3.8E-3" table:formula="of:=AVERAGE([.Q17:.Q26])" table:style-name="ce1">
            <text:p>0.0038</text:p>
          </table:table-cell>
          <table:table-cell office:value-type="float" office:value="2.1900000000000003E-2" table:formula="of:=AVERAGE([.R17:.R26])" table:style-name="ce1">
            <text:p>0.0219</text:p>
          </table:table-cell>
          <table:table-cell office:value-type="float" office:value="3.1100000000000006E-2" table:formula="of:=AVERAGE([.S17:.S26])" table:style-name="ce1">
            <text:p>0.0311</text:p>
          </table:table-cell>
          <table:table-cell office:value-type="float" office:value="9.3199999999999991E-2" table:formula="of:=AVERAGE([.T17:.T26])" table:style-name="ce1">
            <text:p>0.0932</text:p>
          </table:table-cell>
          <table:table-cell office:value-type="float" office:value="0.20419999999999999" table:formula="of:=AVERAGE([.U17:.U26])" table:style-name="ce1">
            <text:p>0.2042</text:p>
          </table:table-cell>
          <table:table-cell office:value-type="float" office:value="0.44749999999999995" table:formula="of:=AVERAGE([.V17:.V26])" table:style-name="ce1">
            <text:p>0.4475</text:p>
          </table:table-cell>
          <table:table-cell office:value-type="float" office:value="0.77980000000000005" table:formula="of:=AVERAGE([.W17:.W26])" table:style-name="ce1">
            <text:p>0.7798</text:p>
          </table:table-cell>
          <table:table-cell table:style-name="ce1"/>
          <table:table-cell office:value-type="string" table:style-name="ce3">
            <text:p>Grid</text:p>
          </table:table-cell>
          <table:table-cell office:value-type="float" office:value="3.0000000000000003E-4" table:formula="of:=AVERAGE([.Z17:.Z26])" table:style-name="ce3">
            <text:p>0.0003</text:p>
          </table:table-cell>
          <table:table-cell office:value-type="float" office:value="8.0000000000000004E-4" table:formula="of:=AVERAGE([.AA17:.AA26])" table:style-name="ce3">
            <text:p>0.0008</text:p>
          </table:table-cell>
          <table:table-cell office:value-type="float" office:value="1.2999999999999999E-3" table:formula="of:=AVERAGE([.AB17:.AB26])" table:style-name="ce3">
            <text:p>0.0013</text:p>
          </table:table-cell>
          <table:table-cell office:value-type="float" office:value="6.6E-3" table:formula="of:=AVERAGE([.AC17:.AC26])" table:style-name="ce3">
            <text:p>0.0066</text:p>
          </table:table-cell>
          <table:table-cell office:value-type="float" office:value="1.2699999999999999E-2" table:formula="of:=AVERAGE([.AD17:.AD26])" table:style-name="ce3">
            <text:p>0.0127</text:p>
          </table:table-cell>
          <table:table-cell office:value-type="float" office:value="2.4899999999999999E-2" table:formula="of:=AVERAGE([.AE17:.AE26])" table:style-name="ce3">
            <text:p>0.0249</text:p>
          </table:table-cell>
          <table:table-cell office:value-type="float" office:value="6.9200000000000012E-2" table:formula="of:=AVERAGE([.AF17:.AF26])" table:style-name="ce3">
            <text:p>0.0692</text:p>
          </table:table-cell>
          <table:table-cell office:value-type="float" office:value="0.21679999999999996" table:formula="of:=AVERAGE([.AG17:.AG26])" table:style-name="ce3">
            <text:p>0.2168</text:p>
          </table:table-cell>
          <table:table-cell office:value-type="float" office:value="0.33470000000000005" table:formula="of:=AVERAGE([.AH17:.AH26])" table:style-name="ce3">
            <text:p>0.3347</text:p>
          </table:table-cell>
          <table:table-cell office:value-type="float" office:value="0.72019999999999995" table:formula="of:=AVERAGE([.AI17:.AI26])" table:style-name="ce3">
            <text:p>0.7202</text:p>
          </table:table-cell>
          <table:table-cell table:style-name="ce1"/>
          <table:table-cell office:value-type="string" table:style-name="ce1">
            <text:p>Grid</text:p>
          </table:table-cell>
          <table:table-cell office:value-type="float" office:value="3.2399999999999996E-4" table:formula="of:=AVERAGE([.AL17:.AL26])" table:style-name="ce1">
            <text:p>0.000324</text:p>
          </table:table-cell>
          <table:table-cell office:value-type="float" office:value="8.6399999999999997E-4" table:formula="of:=AVERAGE([.AM17:.AM26])" table:style-name="ce1">
            <text:p>0.000864</text:p>
          </table:table-cell>
          <table:table-cell office:value-type="float" office:value="3.9960000000000004E-3" table:formula="of:=AVERAGE([.AN17:.AN26])" table:style-name="ce1">
            <text:p>0.003996</text:p>
          </table:table-cell>
          <table:table-cell office:value-type="float" office:value="9.7199999999999977E-3" table:formula="of:=AVERAGE([.AO17:.AO26])" table:style-name="ce1">
            <text:p>0.00972</text:p>
          </table:table-cell>
          <table:table-cell office:value-type="float" office:value="1.3715999999999997E-2" table:formula="of:=AVERAGE([.AP17:.AP26])" table:style-name="ce1">
            <text:p>0.013716</text:p>
          </table:table-cell>
          <table:table-cell office:value-type="float" office:value="2.6892000000000006E-2" table:formula="of:=AVERAGE([.AQ17:.AQ26])" table:style-name="ce1">
            <text:p>0.026892</text:p>
          </table:table-cell>
          <table:table-cell office:value-type="float" office:value="7.4736000000000011E-2" table:formula="of:=AVERAGE([.AR17:.AR26])" table:style-name="ce1">
            <text:p>0.074736</text:p>
          </table:table-cell>
          <table:table-cell office:value-type="float" office:value="0.23414399999999999" table:formula="of:=AVERAGE([.AS17:.AS26])" table:style-name="ce1">
            <text:p>0.234144</text:p>
          </table:table-cell>
          <table:table-cell office:value-type="float" office:value="0.36147600000000002" table:formula="of:=AVERAGE([.AT17:.AT26])" table:style-name="ce1">
            <text:p>0.361476</text:p>
          </table:table-cell>
          <table:table-cell office:value-type="float" office:value="0.77781599999999995" table:formula="of:=AVERAGE([.AU17:.AU26])" table:style-name="ce1">
            <text:p>0.777816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Kružnice</text:p>
          </table:table-cell>
          <table:table-cell office:value-type="float" office:value="3.2600000000000004E-2" table:formula="of:=AVERAGE([.B30:.B39])" table:style-name="ce1">
            <text:p>0.0326</text:p>
          </table:table-cell>
          <table:table-cell office:value-type="float" office:value="0.10429999999999999" table:formula="of:=AVERAGE([.C30:.C39])" table:style-name="ce1">
            <text:p>0.1043</text:p>
          </table:table-cell>
          <table:table-cell office:value-type="float" office:value="0.18887499999999999" table:formula="of:=AVERAGE([.D30:.D32];[.D35:.D39])" table:style-name="ce1">
            <text:p>0.188875</text:p>
          </table:table-cell>
          <table:table-cell office:value-type="float" office:value="0.41649999999999998" table:formula="of:=AVERAGE([.E30:.E39])" table:style-name="ce1">
            <text:p>0.4165</text:p>
          </table:table-cell>
          <table:table-cell table:number-columns-repeated="7" table:style-name="ce1"/>
          <table:table-cell office:value-type="string" table:style-name="ce1">
            <text:p>Kružnice</text:p>
          </table:table-cell>
          <table:table-cell office:value-type="float" office:value="1.8E-3" table:formula="of:=AVERAGE([.N30:.N39])" table:style-name="ce1">
            <text:p>0.0018</text:p>
          </table:table-cell>
          <table:table-cell office:value-type="float" office:value="5.0000000000000001E-3" table:formula="of:=AVERAGE([.O30:.O39])" table:style-name="ce1">
            <text:p>0.005</text:p>
          </table:table-cell>
          <table:table-cell office:value-type="float" office:value="1.2699999999999999E-2" table:formula="of:=AVERAGE([.P30:.P39])" table:style-name="ce1">
            <text:p>0.0127</text:p>
          </table:table-cell>
          <table:table-cell office:value-type="float" office:value="3.4099999999999998E-2" table:formula="of:=AVERAGE([.Q30:.Q39])" table:style-name="ce1">
            <text:p>0.0341</text:p>
          </table:table-cell>
          <table:table-cell office:value-type="float" office:value="0.10680000000000001" table:formula="of:=AVERAGE([.R30:.R39])" table:style-name="ce1">
            <text:p>0.1068</text:p>
          </table:table-cell>
          <table:table-cell office:value-type="float" office:value="0.2838" table:formula="of:=AVERAGE([.S30:.S39])" table:style-name="ce1">
            <text:p>0.2838</text:p>
          </table:table-cell>
          <table:table-cell office:value-type="float" office:value="0.38170000000000004" table:formula="of:=AVERAGE([.T30:.T39])" table:style-name="ce1">
            <text:p>0.3817</text:p>
          </table:table-cell>
          <table:table-cell office:value-type="float" office:value="0.88580000000000003" table:formula="of:=AVERAGE([.U30:.U39])" table:style-name="ce1">
            <text:p>0.8858</text:p>
          </table:table-cell>
          <table:table-cell office:value-type="float" office:value="1.9643000000000002" table:formula="of:=AVERAGE([.V30:.V39])" table:style-name="ce1">
            <text:p>1.9643</text:p>
          </table:table-cell>
          <table:table-cell office:value-type="float" office:value="3.6770999999999994" table:formula="of:=AVERAGE([.W30:.W39])" table:style-name="ce1">
            <text:p>3.6771</text:p>
          </table:table-cell>
          <table:table-cell table:style-name="ce1"/>
          <table:table-cell office:value-type="string" table:style-name="ce3">
            <text:p>Kružnice</text:p>
          </table:table-cell>
          <table:table-cell office:value-type="float" office:value="0" table:formula="of:=AVERAGE([.Z30:.Z39])" table:style-name="ce3">
            <text:p>0</text:p>
          </table:table-cell>
          <table:table-cell office:value-type="float" office:value="3.6000000000000003E-3" table:formula="of:=AVERAGE([.AA30:.AA39])" table:style-name="ce3">
            <text:p>0.0036</text:p>
          </table:table-cell>
          <table:table-cell office:value-type="float" office:value="1.9E-3" table:formula="of:=AVERAGE([.AB30:.AB39])" table:style-name="ce3">
            <text:p>0.0019</text:p>
          </table:table-cell>
          <table:table-cell office:value-type="float" office:value="1.34E-2" table:formula="of:=AVERAGE([.AC30:.AC39])" table:style-name="ce3">
            <text:p>0.0134</text:p>
          </table:table-cell>
          <table:table-cell office:value-type="float" office:value="1.6799999999999999E-2" table:formula="of:=AVERAGE([.AD30:.AD39])" table:style-name="ce3">
            <text:p>0.0168</text:p>
          </table:table-cell>
          <table:table-cell office:value-type="float" office:value="3.1300000000000008E-2" table:formula="of:=AVERAGE([.AE30:.AE39])" table:style-name="ce3">
            <text:p>0.0313</text:p>
          </table:table-cell>
          <table:table-cell office:value-type="float" office:value="5.7499999999999996E-2" table:formula="of:=AVERAGE([.AF30:.AF39])" table:style-name="ce3">
            <text:p>0.0575</text:p>
          </table:table-cell>
          <table:table-cell office:value-type="float" office:value="0.23469999999999999" table:formula="of:=AVERAGE([.AG30:.AG39])" table:style-name="ce3">
            <text:p>0.2347</text:p>
          </table:table-cell>
          <table:table-cell office:value-type="float" office:value="0.33599999999999997" table:formula="of:=AVERAGE([.AH30:.AH39])" table:style-name="ce3">
            <text:p>0.336</text:p>
          </table:table-cell>
          <table:table-cell office:value-type="float" office:value="0.7026" table:formula="of:=AVERAGE([.AI30:.AI39])" table:style-name="ce3">
            <text:p>0.7026</text:p>
          </table:table-cell>
          <table:table-cell table:style-name="ce1"/>
          <table:table-cell office:value-type="string" table:style-name="ce1">
            <text:p>Kružnice</text:p>
          </table:table-cell>
          <table:table-cell office:value-type="float" office:value="0" table:formula="of:=AVERAGE([.AL30:.AL39])" table:style-name="ce1">
            <text:p>0</text:p>
          </table:table-cell>
          <table:table-cell office:value-type="float" office:value="4.1419999999999998E-3" table:formula="of:=AVERAGE([.AM30:.AM39])" table:style-name="ce1">
            <text:p>0.004142</text:p>
          </table:table-cell>
          <table:table-cell office:value-type="float" office:value="2.5070000000000001E-3" table:formula="of:=AVERAGE([.AN30:.AN39])" table:style-name="ce1">
            <text:p>0.002507</text:p>
          </table:table-cell>
          <table:table-cell office:value-type="float" office:value="1.5260000000000004E-2" table:formula="of:=AVERAGE([.AO30:.AO39])" table:style-name="ce1">
            <text:p>0.01526</text:p>
          </table:table-cell>
          <table:table-cell office:value-type="float" office:value="1.8312000000000002E-2" table:formula="of:=AVERAGE([.AP30:.AP39])" table:style-name="ce1">
            <text:p>0.018312</text:p>
          </table:table-cell>
          <table:table-cell office:value-type="float" office:value="3.4117000000000001E-2" table:formula="of:=AVERAGE([.AQ30:.AQ39])" table:style-name="ce1">
            <text:p>0.034117</text:p>
          </table:table-cell>
          <table:table-cell office:value-type="float" office:value="6.2675000000000008E-2" table:formula="of:=AVERAGE([.AR30:.AR39])" table:style-name="ce1">
            <text:p>0.062675</text:p>
          </table:table-cell>
          <table:table-cell office:value-type="float" office:value="0.25582300000000002" table:formula="of:=AVERAGE([.AS30:.AS39])" table:style-name="ce1">
            <text:p>0.255823</text:p>
          </table:table-cell>
          <table:table-cell office:value-type="float" office:value="0.36624000000000001" table:formula="of:=AVERAGE([.AT30:.AT39])" table:style-name="ce1">
            <text:p>0.36624</text:p>
          </table:table-cell>
          <table:table-cell office:value-type="float" office:value="0.76583400000000013" table:formula="of:=AVERAGE([.AU30:.AU39])" table:style-name="ce1">
            <text:p>0.765834</text:p>
          </table:table-cell>
          <table:table-cell table:number-columns-repeated="16337"/>
        </table:table-row>
        <table:table-row table:style-name="ro1">
          <table:table-cell table:number-columns-repeated="24" table:style-name="ce1"/>
          <table:table-cell table:number-columns-repeated="11" table:style-name="ce3"/>
          <table:table-cell table:number-columns-repeated="16349" table:style-name="ce1"/>
        </table:table-row>
        <table:table-row table:style-name="ro1">
          <table:table-cell table:number-columns-repeated="24" table:style-name="ce1"/>
          <table:table-cell table:number-columns-repeated="11" table:style-name="ce3"/>
          <table:table-cell table:number-columns-repeated="2" table:style-name="ce1"/>
          <table:table-cell table:style-name="ce1">
            <draw:frame draw:z-index="5" draw:id="id4" draw:style-name="a4" draw:name="Chart 3" svg:x="0.40833in" svg:y="0.03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46" table:style-name="ce1"/>
        </table:table-row>
        <table:table-row table:style-name="ro1">
          <table:table-cell table:style-name="ce1"/>
          <table:table-cell table:style-name="ce1">
            <draw:frame draw:z-index="1" draw:id="id0" draw:style-name="a0" draw:name="Chart 1" svg:x="0.525in" svg:y="0.0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table:style-name="ce1">
            <draw:frame draw:z-index="2" draw:id="id1" draw:style-name="a1" draw:name="Chart 2" svg:x="0.025in" svg:y="0.09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table:number-columns-repeated="11" table:style-name="ce3"/>
          <table:table-cell table:number-columns-repeated="16349" table:style-name="ce1"/>
        </table:table-row>
        <table:table-row table:number-rows-repeated="14" table:style-name="ro1">
          <table:table-cell table:number-columns-repeated="24" table:style-name="ce1"/>
          <table:table-cell table:number-columns-repeated="11" table:style-name="ce3"/>
          <table:table-cell table:number-columns-repeated="16349" table:style-name="ce1"/>
        </table:table-row>
        <table:table-row table:style-name="ro1">
          <table:table-cell office:value-type="string" table:style-name="ce1">
            <text:p>Náhodná množina</text:p>
          </table:table-cell>
          <table:table-cell table:number-columns-repeated="11" table:style-name="ce1"/>
          <table:table-cell office:value-type="string" table:style-name="ce1">
            <text:p>Grid</text:p>
          </table:table-cell>
          <table:table-cell table:number-columns-repeated="11" table:style-name="ce1"/>
          <table:table-cell office:value-type="string" table:style-name="ce3">
            <text:p>Kružnice</text:p>
          </table:table-cell>
          <table:table-cell table:number-columns-repeated="10" table:style-name="ce3"/>
          <table:table-cell table:style-name="ce1"/>
          <table:table-cell office:value-type="string" table:style-name="ce1">
            <text:p>Kružnice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style-name="ce1"/>
          <table:table-cell table:style-name="ce3"/>
          <table:table-cell office:value-type="float" office:value="1000" table:style-name="ce3">
            <text:p>1000</text:p>
          </table:table-cell>
          <table:table-cell office:value-type="float" office:value="2500" table:style-name="ce3">
            <text:p>2500</text:p>
          </table:table-cell>
          <table:table-cell office:value-type="float" office:value="5000" table:style-name="ce3">
            <text:p>5000</text:p>
          </table:table-cell>
          <table:table-cell office:value-type="float" office:value="10000" table:style-name="ce3">
            <text:p>10000</text:p>
          </table:table-cell>
          <table:table-cell office:value-type="float" office:value="25000" table:style-name="ce3">
            <text:p>25000</text:p>
          </table:table-cell>
          <table:table-cell office:value-type="float" office:value="50000" table:style-name="ce3">
            <text:p>50000</text:p>
          </table:table-cell>
          <table:table-cell office:value-type="float" office:value="100000" table:style-name="ce3">
            <text:p>100000</text:p>
          </table:table-cell>
          <table:table-cell office:value-type="float" office:value="250000" table:style-name="ce3">
            <text:p>250000</text:p>
          </table:table-cell>
          <table:table-cell office:value-type="float" office:value="500000" table:style-name="ce3">
            <text:p>500000</text:p>
          </table:table-cell>
          <table:table-cell office:value-type="float" office:value="1000000" table:style-name="ce3">
            <text:p>10000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25000" table:style-name="ce1">
            <text:p>25000</text:p>
          </table:table-cell>
          <table:table-cell office:value-type="float" office:value="50000" table:style-name="ce1">
            <text:p>50000</text:p>
          </table:table-cell>
          <table:table-cell office:value-type="float" office:value="100000" table:style-name="ce1">
            <text:p>100000</text:p>
          </table:table-cell>
          <table:table-cell office:value-type="float" office:value="250000" table:style-name="ce1">
            <text:p>25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Jarvis Scan</text:p>
          </table:table-cell>
          <table:table-cell office:value-type="float" office:value="5.0000000000000001E-4" table:formula="of:=[.B42]" table:style-name="ce1">
            <text:p>0.0005</text:p>
          </table:table-cell>
          <table:table-cell office:value-type="float" office:value="9.0000000000000008E-4" table:formula="of:=[.C42]" table:style-name="ce1">
            <text:p>0.0009</text:p>
          </table:table-cell>
          <table:table-cell office:value-type="float" office:value="1.7000000000000006E-3" table:formula="of:=[.D42]" table:style-name="ce1">
            <text:p>0.0017</text:p>
          </table:table-cell>
          <table:table-cell office:value-type="float" office:value="3.4999999999999996E-3" table:formula="of:=[.E42]" table:style-name="ce1">
            <text:p>0.0035</text:p>
          </table:table-cell>
          <table:table-cell office:value-type="float" office:value="9.5999999999999992E-3" table:formula="of:=[.F42]" table:style-name="ce1">
            <text:p>0.0096</text:p>
          </table:table-cell>
          <table:table-cell office:value-type="float" office:value="2.4499999999999997E-2" table:formula="of:=[.G42]" table:style-name="ce1">
            <text:p>0.0245</text:p>
          </table:table-cell>
          <table:table-cell office:value-type="float" office:value="6.6000000000000017E-2" table:formula="of:=[.H42]" table:style-name="ce1">
            <text:p>0.066</text:p>
          </table:table-cell>
          <table:table-cell office:value-type="float" office:value="0.30730000000000002" table:formula="of:=[.I42]" table:style-name="ce1">
            <text:p>0.3073</text:p>
          </table:table-cell>
          <table:table-cell office:value-type="float" office:value="1.2055" table:formula="of:=[.J42]" table:style-name="ce1">
            <text:p>1.2055</text:p>
          </table:table-cell>
          <table:table-cell office:value-type="float" office:value="4.3080000000000007" table:formula="of:=[.K42]" table:style-name="ce1">
            <text:p>4.308</text:p>
          </table:table-cell>
          <table:table-cell table:style-name="ce1"/>
          <table:table-cell office:value-type="string" table:style-name="ce1">
            <text:p>Jarvis Scan</text:p>
          </table:table-cell>
          <table:table-cell office:value-type="float" office:value="2.1000000000000003E-3" table:formula="of:=[.B43]" table:style-name="ce1">
            <text:p>0.0021</text:p>
          </table:table-cell>
          <table:table-cell office:value-type="float" office:value="7.2000000000000007E-3" table:formula="of:=[.C43]" table:style-name="ce1">
            <text:p>0.0072</text:p>
          </table:table-cell>
          <table:table-cell office:value-type="float" office:value="1.2699999999999999E-2" table:formula="of:=[.D43]" table:style-name="ce1">
            <text:p>0.0127</text:p>
          </table:table-cell>
          <table:table-cell office:value-type="float" office:value="2.5899999999999999E-2" table:formula="of:=[.E43]" table:style-name="ce1">
            <text:p>0.0259</text:p>
          </table:table-cell>
          <table:table-cell office:value-type="float" office:value="5.5299999999999995E-2" table:formula="of:=[.F43]" table:style-name="ce1">
            <text:p>0.0553</text:p>
          </table:table-cell>
          <table:table-cell office:value-type="float" office:value="0.1079" table:formula="of:=[.G43]" table:style-name="ce1">
            <text:p>0.1079</text:p>
          </table:table-cell>
          <table:table-cell office:value-type="float" office:value="0.29680000000000001" table:formula="of:=[.H43]" table:style-name="ce1">
            <text:p>0.2968</text:p>
          </table:table-cell>
          <table:table-cell office:value-type="float" office:value="0.60189999999999988" table:formula="of:=[.I43]" table:style-name="ce1">
            <text:p>0.6019</text:p>
          </table:table-cell>
          <table:table-cell office:value-type="float" office:value="1.1105" table:formula="of:=[.J43]" table:style-name="ce1">
            <text:p>1.1105</text:p>
          </table:table-cell>
          <table:table-cell office:value-type="float" office:value="2.0954999999999999" table:formula="of:=[.K43]" table:style-name="ce1">
            <text:p>2.0955</text:p>
          </table:table-cell>
          <table:table-cell table:style-name="ce1"/>
          <table:table-cell office:value-type="string" table:style-name="ce3">
            <text:p>Jarvis Scan</text:p>
          </table:table-cell>
          <table:table-cell office:value-type="float" office:value="3.2600000000000004E-2" table:formula="of:=[.B44]" table:style-name="ce3">
            <text:p>0.0326</text:p>
          </table:table-cell>
          <table:table-cell office:value-type="float" office:value="0.10429999999999999" table:formula="of:=[.C44]" table:style-name="ce3">
            <text:p>0.1043</text:p>
          </table:table-cell>
          <table:table-cell office:value-type="float" office:value="0.18887499999999999" table:formula="of:=[.D44]" table:style-name="ce3">
            <text:p>0.188875</text:p>
          </table:table-cell>
          <table:table-cell office:value-type="float" office:value="0.41649999999999998" table:formula="of:=[.E44]" table:style-name="ce3">
            <text:p>0.4165</text:p>
          </table:table-cell>
          <table:table-cell table:number-columns-repeated="6" table:style-name="ce3"/>
          <table:table-cell table:style-name="ce1"/>
          <table:table-cell office:value-type="string" table:style-name="ce1">
            <text:p>Jarvis Scan</text:p>
          </table:table-cell>
          <table:table-cell office:value-type="float" office:value="1.8E-3" table:formula="of:=[.N44]" table:style-name="ce1">
            <text:p>0.0018</text:p>
          </table:table-cell>
          <table:table-cell office:value-type="float" office:value="5.0000000000000001E-3" table:formula="of:=[.O44]" table:style-name="ce1">
            <text:p>0.005</text:p>
          </table:table-cell>
          <table:table-cell office:value-type="float" office:value="1.2699999999999999E-2" table:formula="of:=[.P44]" table:style-name="ce1">
            <text:p>0.0127</text:p>
          </table:table-cell>
          <table:table-cell office:value-type="float" office:value="3.4099999999999998E-2" table:formula="of:=[.Q44]" table:style-name="ce1">
            <text:p>0.0341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Quick Scan</text:p>
          </table:table-cell>
          <table:table-cell office:value-type="float" office:value="8.0000000000000004E-4" table:formula="of:=[.N42]" table:style-name="ce1">
            <text:p>0.0008</text:p>
          </table:table-cell>
          <table:table-cell office:value-type="float" office:value="3.4000000000000002E-3" table:formula="of:=[.O42]" table:style-name="ce1">
            <text:p>0.0034</text:p>
          </table:table-cell>
          <table:table-cell office:value-type="float" office:value="6.3E-3" table:formula="of:=[.P42]" table:style-name="ce1">
            <text:p>0.0063</text:p>
          </table:table-cell>
          <table:table-cell office:value-type="float" office:value="9.1000000000000004E-3" table:formula="of:=[.Q42]" table:style-name="ce1">
            <text:p>0.0091</text:p>
          </table:table-cell>
          <table:table-cell office:value-type="float" office:value="2.7000000000000003E-2" table:formula="of:=[.R42]" table:style-name="ce1">
            <text:p>0.027</text:p>
          </table:table-cell>
          <table:table-cell office:value-type="float" office:value="4.7099999999999989E-2" table:formula="of:=[.S42]" table:style-name="ce1">
            <text:p>0.0471</text:p>
          </table:table-cell>
          <table:table-cell office:value-type="float" office:value="9.9599999999999994E-2" table:formula="of:=[.T42]" table:style-name="ce1">
            <text:p>0.0996</text:p>
          </table:table-cell>
          <table:table-cell office:value-type="float" office:value="0.24489999999999998" table:formula="of:=[.U42]" table:style-name="ce1">
            <text:p>0.2449</text:p>
          </table:table-cell>
          <table:table-cell office:value-type="float" office:value="0.48870000000000002" table:formula="of:=[.V42]" table:style-name="ce1">
            <text:p>0.4887</text:p>
          </table:table-cell>
          <table:table-cell office:value-type="float" office:value="0.9327000000000002" table:formula="of:=[.W42]" table:style-name="ce1">
            <text:p>0.9327</text:p>
          </table:table-cell>
          <table:table-cell table:style-name="ce1"/>
          <table:table-cell office:value-type="string" table:style-name="ce1">
            <text:p>Quick Scan</text:p>
          </table:table-cell>
          <table:table-cell office:value-type="float" office:value="0" table:formula="of:=[.N43]" table:style-name="ce1">
            <text:p>0</text:p>
          </table:table-cell>
          <table:table-cell office:value-type="float" office:value="1.7000000000000001E-3" table:formula="of:=[.O43]" table:style-name="ce1">
            <text:p>0.0017</text:p>
          </table:table-cell>
          <table:table-cell office:value-type="float" office:value="3.3E-3" table:formula="of:=[.P43]" table:style-name="ce1">
            <text:p>0.0033</text:p>
          </table:table-cell>
          <table:table-cell office:value-type="float" office:value="3.8E-3" table:formula="of:=[.Q43]" table:style-name="ce1">
            <text:p>0.0038</text:p>
          </table:table-cell>
          <table:table-cell office:value-type="float" office:value="2.1900000000000003E-2" table:formula="of:=[.R43]" table:style-name="ce1">
            <text:p>0.0219</text:p>
          </table:table-cell>
          <table:table-cell office:value-type="float" office:value="3.1100000000000006E-2" table:formula="of:=[.S43]" table:style-name="ce1">
            <text:p>0.0311</text:p>
          </table:table-cell>
          <table:table-cell office:value-type="float" office:value="9.3199999999999991E-2" table:formula="of:=[.T43]" table:style-name="ce1">
            <text:p>0.0932</text:p>
          </table:table-cell>
          <table:table-cell office:value-type="float" office:value="0.20419999999999999" table:formula="of:=[.U43]" table:style-name="ce1">
            <text:p>0.2042</text:p>
          </table:table-cell>
          <table:table-cell office:value-type="float" office:value="0.44749999999999995" table:formula="of:=[.V43]" table:style-name="ce1">
            <text:p>0.4475</text:p>
          </table:table-cell>
          <table:table-cell office:value-type="float" office:value="0.77980000000000005" table:formula="of:=[.W43]" table:style-name="ce1">
            <text:p>0.7798</text:p>
          </table:table-cell>
          <table:table-cell table:style-name="ce1"/>
          <table:table-cell office:value-type="string" table:style-name="ce3">
            <text:p>Quick Scan</text:p>
          </table:table-cell>
          <table:table-cell office:value-type="float" office:value="1.8E-3" table:formula="of:=[.N44]" table:style-name="ce3">
            <text:p>0.0018</text:p>
          </table:table-cell>
          <table:table-cell office:value-type="float" office:value="5.0000000000000001E-3" table:formula="of:=[.O44]" table:style-name="ce3">
            <text:p>0.005</text:p>
          </table:table-cell>
          <table:table-cell office:value-type="float" office:value="1.2699999999999999E-2" table:formula="of:=[.P44]" table:style-name="ce3">
            <text:p>0.0127</text:p>
          </table:table-cell>
          <table:table-cell office:value-type="float" office:value="3.4099999999999998E-2" table:formula="of:=[.Q44]" table:style-name="ce3">
            <text:p>0.0341</text:p>
          </table:table-cell>
          <table:table-cell office:value-type="float" office:value="0.10680000000000001" table:formula="of:=[.R44]" table:style-name="ce3">
            <text:p>0.1068</text:p>
          </table:table-cell>
          <table:table-cell office:value-type="float" office:value="0.2838" table:formula="of:=[.S44]" table:style-name="ce3">
            <text:p>0.2838</text:p>
          </table:table-cell>
          <table:table-cell office:value-type="float" office:value="0.38170000000000004" table:formula="of:=[.T44]" table:style-name="ce3">
            <text:p>0.3817</text:p>
          </table:table-cell>
          <table:table-cell office:value-type="float" office:value="0.88580000000000003" table:formula="of:=[.U44]" table:style-name="ce3">
            <text:p>0.8858</text:p>
          </table:table-cell>
          <table:table-cell office:value-type="float" office:value="1.9643000000000002" table:formula="of:=[.V44]" table:style-name="ce3">
            <text:p>1.9643</text:p>
          </table:table-cell>
          <table:table-cell office:value-type="float" office:value="3.6770999999999994" table:formula="of:=[.W44]" table:style-name="ce3">
            <text:p>3.6771</text:p>
          </table:table-cell>
          <table:table-cell table:style-name="ce1"/>
          <table:table-cell office:value-type="string" table:style-name="ce1">
            <text:p>Quick Scan</text:p>
          </table:table-cell>
          <table:table-cell office:value-type="float" office:value="0" table:formula="of:=[.Z44]" table:style-name="ce1">
            <text:p>0</text:p>
          </table:table-cell>
          <table:table-cell office:value-type="float" office:value="3.6000000000000003E-3" table:formula="of:=[.AA44]" table:style-name="ce1">
            <text:p>0.0036</text:p>
          </table:table-cell>
          <table:table-cell office:value-type="float" office:value="1.9E-3" table:formula="of:=[.AB44]" table:style-name="ce1">
            <text:p>0.0019</text:p>
          </table:table-cell>
          <table:table-cell office:value-type="float" office:value="1.34E-2" table:formula="of:=[.AC44]" table:style-name="ce1">
            <text:p>0.0134</text:p>
          </table:table-cell>
          <table:table-cell office:value-type="float" office:value="1.6799999999999999E-2" table:formula="of:=[.AD44]" table:style-name="ce1">
            <text:p>0.0168</text:p>
          </table:table-cell>
          <table:table-cell office:value-type="float" office:value="3.1300000000000008E-2" table:formula="of:=[.AE44]" table:style-name="ce1">
            <text:p>0.0313</text:p>
          </table:table-cell>
          <table:table-cell office:value-type="float" office:value="5.7499999999999996E-2" table:formula="of:=[.AF44]" table:style-name="ce1">
            <text:p>0.0575</text:p>
          </table:table-cell>
          <table:table-cell office:value-type="float" office:value="0.23469999999999999" table:formula="of:=[.AG44]" table:style-name="ce1">
            <text:p>0.2347</text:p>
          </table:table-cell>
          <table:table-cell office:value-type="float" office:value="0.33599999999999997" table:formula="of:=[.AH44]" table:style-name="ce1">
            <text:p>0.336</text:p>
          </table:table-cell>
          <table:table-cell office:value-type="float" office:value="0.7026" table:formula="of:=[.AI44]" table:style-name="ce1">
            <text:p>0.7026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Sweep Line</text:p>
          </table:table-cell>
          <table:table-cell office:value-type="float" office:value="9.0000000000000008E-4" table:formula="of:=[.Z42]" table:style-name="ce1">
            <text:p>0.0009</text:p>
          </table:table-cell>
          <table:table-cell office:value-type="float" office:value="2.0000000000000001E-4" table:formula="of:=[.AA42]" table:style-name="ce1">
            <text:p>0.0002</text:p>
          </table:table-cell>
          <table:table-cell office:value-type="float" office:value="3.3E-3" table:formula="of:=[.AB42]" table:style-name="ce1">
            <text:p>0.0033</text:p>
          </table:table-cell>
          <table:table-cell office:value-type="float" office:value="1.12E-2" table:formula="of:=[.AC42]" table:style-name="ce1">
            <text:p>0.0112</text:p>
          </table:table-cell>
          <table:table-cell office:value-type="float" office:value="1.5800000000000002E-2" table:formula="of:=[.AD42]" table:style-name="ce1">
            <text:p>0.0158</text:p>
          </table:table-cell>
          <table:table-cell office:value-type="float" office:value="3.4100000000000005E-2" table:formula="of:=[.AE42]" table:style-name="ce1">
            <text:p>0.0341</text:p>
          </table:table-cell>
          <table:table-cell office:value-type="float" office:value="7.0900000000000005E-2" table:formula="of:=[.AF42]" table:style-name="ce1">
            <text:p>0.0709</text:p>
          </table:table-cell>
          <table:table-cell office:value-type="float" office:value="0.22410000000000002" table:formula="of:=[.AG42]" table:style-name="ce1">
            <text:p>0.2241</text:p>
          </table:table-cell>
          <table:table-cell office:value-type="float" office:value="0.4178" table:formula="of:=[.AH42]" table:style-name="ce1">
            <text:p>0.4178</text:p>
          </table:table-cell>
          <table:table-cell office:value-type="float" office:value="0.84869999999999979" table:formula="of:=[.AI42]" table:style-name="ce1">
            <text:p>0.8487</text:p>
          </table:table-cell>
          <table:table-cell table:style-name="ce1"/>
          <table:table-cell office:value-type="string" table:style-name="ce1">
            <text:p>Sweep Line</text:p>
          </table:table-cell>
          <table:table-cell office:value-type="float" office:value="3.0000000000000003E-4" table:formula="of:=[.Z43]" table:style-name="ce1">
            <text:p>0.0003</text:p>
          </table:table-cell>
          <table:table-cell office:value-type="float" office:value="8.0000000000000004E-4" table:formula="of:=[.AA43]" table:style-name="ce1">
            <text:p>0.0008</text:p>
          </table:table-cell>
          <table:table-cell office:value-type="float" office:value="1.2999999999999999E-3" table:formula="of:=[.AB43]" table:style-name="ce1">
            <text:p>0.0013</text:p>
          </table:table-cell>
          <table:table-cell office:value-type="float" office:value="6.6E-3" table:formula="of:=[.AC43]" table:style-name="ce1">
            <text:p>0.0066</text:p>
          </table:table-cell>
          <table:table-cell office:value-type="float" office:value="1.2699999999999999E-2" table:formula="of:=[.AD43]" table:style-name="ce1">
            <text:p>0.0127</text:p>
          </table:table-cell>
          <table:table-cell office:value-type="float" office:value="2.4899999999999999E-2" table:formula="of:=[.AE43]" table:style-name="ce1">
            <text:p>0.0249</text:p>
          </table:table-cell>
          <table:table-cell office:value-type="float" office:value="6.9200000000000012E-2" table:formula="of:=[.AF43]" table:style-name="ce1">
            <text:p>0.0692</text:p>
          </table:table-cell>
          <table:table-cell office:value-type="float" office:value="0.21679999999999996" table:formula="of:=[.AG43]" table:style-name="ce1">
            <text:p>0.2168</text:p>
          </table:table-cell>
          <table:table-cell office:value-type="float" office:value="0.33470000000000005" table:formula="of:=[.AH43]" table:style-name="ce1">
            <text:p>0.3347</text:p>
          </table:table-cell>
          <table:table-cell office:value-type="float" office:value="0.72019999999999995" table:formula="of:=[.AI43]" table:style-name="ce1">
            <text:p>0.7202</text:p>
          </table:table-cell>
          <table:table-cell table:style-name="ce1"/>
          <table:table-cell office:value-type="string" table:style-name="ce3">
            <text:p>Sweep Line</text:p>
          </table:table-cell>
          <table:table-cell office:value-type="float" office:value="0" table:formula="of:=[.Z44]" table:style-name="ce3">
            <text:p>0</text:p>
          </table:table-cell>
          <table:table-cell office:value-type="float" office:value="3.6000000000000003E-3" table:formula="of:=[.AA44]" table:style-name="ce3">
            <text:p>0.0036</text:p>
          </table:table-cell>
          <table:table-cell office:value-type="float" office:value="1.9E-3" table:formula="of:=[.AB44]" table:style-name="ce3">
            <text:p>0.0019</text:p>
          </table:table-cell>
          <table:table-cell office:value-type="float" office:value="1.34E-2" table:formula="of:=[.AC44]" table:style-name="ce3">
            <text:p>0.0134</text:p>
          </table:table-cell>
          <table:table-cell office:value-type="float" office:value="1.6799999999999999E-2" table:formula="of:=[.AD44]" table:style-name="ce3">
            <text:p>0.0168</text:p>
          </table:table-cell>
          <table:table-cell office:value-type="float" office:value="3.1300000000000008E-2" table:formula="of:=[.AE44]" table:style-name="ce3">
            <text:p>0.0313</text:p>
          </table:table-cell>
          <table:table-cell office:value-type="float" office:value="5.7499999999999996E-2" table:formula="of:=[.AF44]" table:style-name="ce3">
            <text:p>0.0575</text:p>
          </table:table-cell>
          <table:table-cell office:value-type="float" office:value="0.23469999999999999" table:formula="of:=[.AG44]" table:style-name="ce3">
            <text:p>0.2347</text:p>
          </table:table-cell>
          <table:table-cell office:value-type="float" office:value="0.33599999999999997" table:formula="of:=[.AH44]" table:style-name="ce3">
            <text:p>0.336</text:p>
          </table:table-cell>
          <table:table-cell office:value-type="float" office:value="0.7026" table:formula="of:=[.AI44]" table:style-name="ce3">
            <text:p>0.7026</text:p>
          </table:table-cell>
          <table:table-cell table:style-name="ce1"/>
          <table:table-cell office:value-type="string" table:style-name="ce1">
            <text:p>Sweep Line</text:p>
          </table:table-cell>
          <table:table-cell office:value-type="float" office:value="0" table:formula="of:=[.AL44]" table:style-name="ce1">
            <text:p>0</text:p>
          </table:table-cell>
          <table:table-cell office:value-type="float" office:value="4.1419999999999998E-3" table:formula="of:=[.AM44]" table:style-name="ce1">
            <text:p>0.004142</text:p>
          </table:table-cell>
          <table:table-cell office:value-type="float" office:value="2.5070000000000001E-3" table:formula="of:=[.AN44]" table:style-name="ce1">
            <text:p>0.002507</text:p>
          </table:table-cell>
          <table:table-cell office:value-type="float" office:value="1.5260000000000004E-2" table:formula="of:=[.AO44]" table:style-name="ce1">
            <text:p>0.01526</text:p>
          </table:table-cell>
          <table:table-cell office:value-type="float" office:value="1.8312000000000002E-2" table:formula="of:=[.AP44]" table:style-name="ce1">
            <text:p>0.018312</text:p>
          </table:table-cell>
          <table:table-cell office:value-type="float" office:value="3.4117000000000001E-2" table:formula="of:=[.AQ44]" table:style-name="ce1">
            <text:p>0.034117</text:p>
          </table:table-cell>
          <table:table-cell office:value-type="float" office:value="6.2675000000000008E-2" table:formula="of:=[.AR44]" table:style-name="ce1">
            <text:p>0.062675</text:p>
          </table:table-cell>
          <table:table-cell office:value-type="float" office:value="0.25582300000000002" table:formula="of:=[.AS44]" table:style-name="ce1">
            <text:p>0.255823</text:p>
          </table:table-cell>
          <table:table-cell office:value-type="float" office:value="0.36624000000000001" table:formula="of:=[.AT44]" table:style-name="ce1">
            <text:p>0.36624</text:p>
          </table:table-cell>
          <table:table-cell office:value-type="float" office:value="0.76583400000000013" table:formula="of:=[.AU44]" table:style-name="ce1">
            <text:p>0.765834</text:p>
          </table:table-cell>
          <table:table-cell table:number-columns-repeated="16337"/>
        </table:table-row>
        <table:table-row table:style-name="ro1">
          <table:table-cell table:number-columns-repeated="37"/>
          <table:table-cell table:style-name="ce1">
            <draw:frame draw:z-index="6" draw:id="id5" draw:style-name="a5" draw:name="Chart 6" svg:x="0.625in" svg:y="0.137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46"/>
        </table:table-row>
        <table:table-row table:style-name="ro1">
          <table:table-cell/>
          <table:table-cell table:style-name="ce1">
            <draw:frame draw:z-index="3" draw:id="id2" draw:style-name="a2" draw:name="Chart 4" svg:x="0.43333in" svg:y="0.04583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4" draw:id="id3" draw:style-name="a3" draw:name="Chart 5" svg:x="0.55833in" svg:y="0.037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Radek Novotný</meta:initial-creator>
    <dc:creator>Radek Novotný</dc:creator>
    <meta:creation-date>2018-11-16T12:38:01Z</meta:creation-date>
    <dc:date>2019-02-03T20:16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Jarvis sca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41:.$K$41"/>
          </chart:axis>
          <chart:series chart:label-cell-address="Sheet1.$A$42" chart:values-cell-range-address="Sheet1.$B$42:.$K$42" chart:class="chart:line" chart:attached-axis="primary-y" chart:style-name="G0S0">
            <chart:data-point chart:repeated="10"/>
          </chart:series>
          <chart:series chart:label-cell-address="Sheet1.$A$43" chart:values-cell-range-address="Sheet1.$B$43:.$K$43" chart:class="chart:line" chart:attached-axis="primary-y" chart:style-name="G0S1">
            <chart:data-point chart:repeated="10"/>
          </chart:series>
          <chart:series chart:label-cell-address="Sheet1.$A$44" chart:values-cell-range-address="Sheet1.$B$44:.$K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Quick Hul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N$41:.$W$41"/>
          </chart:axis>
          <chart:series chart:label-cell-address="Sheet1.$M$42" chart:values-cell-range-address="Sheet1.$N$42:.$W$42" chart:class="chart:line" chart:attached-axis="primary-y" chart:style-name="G0S0">
            <chart:data-point chart:repeated="10"/>
          </chart:series>
          <chart:series chart:label-cell-address="Sheet1.$M$43" chart:values-cell-range-address="Sheet1.$N$43:.$W$43" chart:class="chart:line" chart:attached-axis="primary-y" chart:style-name="G0S1">
            <chart:data-point chart:repeated="10"/>
          </chart:series>
          <chart:series chart:label-cell-address="Sheet1.$M$44" chart:values-cell-range-address="Sheet1.$N$44:.$W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áhodná množin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63:.$K$63"/>
          </chart:axis>
          <chart:series chart:label-cell-address="Sheet1.$A$64" chart:values-cell-range-address="Sheet1.$B$64:.$K$64" chart:class="chart:line" chart:attached-axis="primary-y" chart:style-name="G0S0">
            <chart:data-point chart:repeated="10"/>
          </chart:series>
          <chart:series chart:label-cell-address="Sheet1.$A$65" chart:values-cell-range-address="Sheet1.$B$65:.$K$65" chart:class="chart:line" chart:attached-axis="primary-y" chart:style-name="G0S1">
            <chart:data-point chart:repeated="10"/>
          </chart:series>
          <chart:series chart:label-cell-address="Sheet1.$A$66" chart:values-cell-range-address="Sheet1.$B$66:.$K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i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N$63:.$W$63"/>
          </chart:axis>
          <chart:series chart:label-cell-address="Sheet1.$M$64" chart:values-cell-range-address="Sheet1.$N$64:.$W$64" chart:class="chart:line" chart:attached-axis="primary-y" chart:style-name="G0S0">
            <chart:data-point chart:repeated="10"/>
          </chart:series>
          <chart:series chart:label-cell-address="Sheet1.$M$65" chart:values-cell-range-address="Sheet1.$N$65:.$W$65" chart:class="chart:line" chart:attached-axis="primary-y" chart:style-name="G0S1">
            <chart:data-point chart:repeated="10"/>
          </chart:series>
          <chart:series chart:label-cell-address="Sheet1.$M$66" chart:values-cell-range-address="Sheet1.$N$66:.$W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weep Lin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Z$41:.$AI$41"/>
          </chart:axis>
          <chart:series chart:label-cell-address="Sheet1.$Y$42" chart:values-cell-range-address="Sheet1.$Z$42:.$AI$42" chart:class="chart:line" chart:attached-axis="primary-y" chart:style-name="G0S0">
            <chart:data-point chart:repeated="10"/>
          </chart:series>
          <chart:series chart:label-cell-address="Sheet1.$Y$43" chart:values-cell-range-address="Sheet1.$Z$43:.$AI$43" chart:class="chart:line" chart:attached-axis="primary-y" chart:style-name="G0S1">
            <chart:data-point chart:repeated="10"/>
          </chart:series>
          <chart:series chart:label-cell-address="Sheet1.$Y$44" chart:values-cell-range-address="Sheet1.$Z$44:.$AI$44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Kružni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Z$63:.$AI$63"/>
          </chart:axis>
          <chart:series chart:label-cell-address="Sheet1.$Y$64" chart:values-cell-range-address="Sheet1.$Z$64:.$AI$64" chart:class="chart:line" chart:attached-axis="primary-y" chart:style-name="G0S0">
            <chart:data-point chart:repeated="10"/>
          </chart:series>
          <chart:series chart:label-cell-address="Sheet1.$Y$65" chart:values-cell-range-address="Sheet1.$Z$65:.$AI$65" chart:class="chart:line" chart:attached-axis="primary-y" chart:style-name="G0S1">
            <chart:data-point chart:repeated="10"/>
          </chart:series>
          <chart:series chart:label-cell-address="Sheet1.$Y$66" chart:values-cell-range-address="Sheet1.$Z$66:.$AI$6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